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fo:language="en" fo:country="US" officeooo:rsid="003b1ec5" officeooo:paragraph-rsid="049fc303"/>
    </style:style>
    <style:style style:name="P2" style:family="paragraph" style:parent-style-name="Standard">
      <style:text-properties fo:language="en" fo:country="US" fo:font-weight="normal" officeooo:rsid="05b3289d" officeooo:paragraph-rsid="0635d95a" fo:background-color="transparent" style:font-weight-asian="normal" style:font-weight-complex="normal"/>
    </style:style>
    <style:style style:name="P3" style:family="paragraph" style:parent-style-name="Standard">
      <style:text-properties fo:language="en" fo:country="US" fo:font-weight="normal" officeooo:rsid="05b3289d" officeooo:paragraph-rsid="06006408" fo:background-color="transparent" style:font-weight-asian="normal" style:font-weight-complex="normal"/>
    </style:style>
    <style:style style:name="P4" style:family="paragraph" style:parent-style-name="Standard">
      <style:text-properties fo:language="en" fo:country="US" fo:font-weight="normal" officeooo:rsid="06751036" officeooo:paragraph-rsid="06751036" fo:background-color="transparent" style:font-weight-asian="normal" style:font-weight-complex="normal"/>
    </style:style>
    <style:style style:name="P5" style:family="paragraph" style:parent-style-name="Standard">
      <style:text-properties fo:language="en" fo:country="US" fo:font-weight="normal" officeooo:rsid="067538c9" officeooo:paragraph-rsid="067c160d" fo:background-color="transparent" style:font-weight-asian="normal" style:font-weight-complex="normal"/>
    </style:style>
    <style:style style:name="P6" style:family="paragraph" style:parent-style-name="Standard">
      <style:text-properties fo:language="en" fo:country="US" fo:font-weight="normal" officeooo:rsid="060d3887" officeooo:paragraph-rsid="067c160d" fo:background-color="transparent" style:font-weight-asian="normal" style:font-weight-complex="normal"/>
    </style:style>
    <style:style style:name="P7" style:family="paragraph" style:parent-style-name="Standard">
      <style:text-properties fo:language="en" fo:country="US" fo:font-weight="bold" officeooo:rsid="0032f19b" officeooo:paragraph-rsid="05ff6939" fo:background-color="transparent" style:font-weight-asian="bold" style:font-weight-complex="bold"/>
    </style:style>
    <style:style style:name="P8" style:family="paragraph" style:parent-style-name="Standard">
      <style:text-properties fo:language="en" fo:country="US" fo:font-weight="bold" officeooo:rsid="001e4eb8" officeooo:paragraph-rsid="05ff6939" style:font-weight-asian="bold" style:font-weight-complex="bold"/>
    </style:style>
    <style:style style:name="P9" style:family="paragraph" style:parent-style-name="Standard">
      <style:text-properties fo:language="en" fo:country="US" fo:font-weight="bold" officeooo:paragraph-rsid="05ff6939" style:font-weight-asian="bold" style:font-weight-complex="bold"/>
    </style:style>
    <style:style style:name="P10" style:family="paragraph" style:parent-style-name="Standard">
      <style:text-properties fo:language="en" fo:country="US" officeooo:paragraph-rsid="0635d95a"/>
    </style:style>
    <style:style style:name="P11" style:family="paragraph" style:parent-style-name="Standard">
      <style:text-properties fo:language="en" fo:country="US" fo:font-style="normal" fo:font-weight="normal" officeooo:rsid="05c8d64c" officeooo:paragraph-rsid="067ddada" fo:background-color="#dddddd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ize="6pt" fo:language="en" fo:country="US" fo:font-weight="bold" officeooo:rsid="001e4eb8" officeooo:paragraph-rsid="05c96408" style:font-size-asian="6pt" style:font-weight-asian="bold" style:font-size-complex="6pt" style:font-weight-complex="bold"/>
    </style:style>
    <style:style style:name="P13" style:family="paragraph" style:parent-style-name="Standard">
      <style:text-properties fo:font-size="6pt" fo:language="en" fo:country="US" fo:font-weight="bold" officeooo:rsid="001e4eb8" officeooo:paragraph-rsid="05ff8ec4" style:font-size-asian="6pt" style:font-weight-asian="bold" style:font-size-complex="6pt" style:font-weight-complex="bold"/>
    </style:style>
    <style:style style:name="P14" style:family="paragraph" style:parent-style-name="Standard">
      <style:text-properties fo:font-size="6pt" fo:language="en" fo:country="US" fo:font-weight="bold" officeooo:rsid="001e4eb8" officeooo:paragraph-rsid="06751036" style:font-size-asian="6pt" style:font-weight-asian="bold" style:font-size-complex="6pt" style:font-weight-complex="bold"/>
    </style:style>
    <style:style style:name="P15" style:family="paragraph" style:parent-style-name="Standard">
      <style:text-properties fo:font-size="6pt" fo:language="en" fo:country="US" fo:font-weight="bold" officeooo:rsid="00119e79" officeooo:paragraph-rsid="05ff6939" fo:background-color="#ffff00" style:font-size-asian="5.25pt" style:font-weight-asian="bold" style:font-size-complex="6pt" style:font-weight-complex="bold"/>
    </style:style>
    <style:style style:name="P16" style:family="paragraph" style:parent-style-name="Standard">
      <style:text-properties fo:font-size="6pt" fo:language="en" fo:country="US" fo:font-weight="normal" officeooo:rsid="003b1ec5" officeooo:paragraph-rsid="049fc303" style:font-size-asian="6pt" style:font-weight-asian="normal" style:font-size-complex="6pt" style:font-weight-complex="normal"/>
    </style:style>
    <style:style style:name="P17" style:family="paragraph" style:parent-style-name="Standard">
      <style:text-properties fo:color="#999999" loext:opacity="100%" fo:language="en" fo:country="US" fo:font-weight="bold" officeooo:rsid="003b1ec5" officeooo:paragraph-rsid="05c96408" style:font-weight-asian="bold" style:font-weight-complex="bold"/>
    </style:style>
    <style:style style:name="P18" style:family="paragraph" style:parent-style-name="Standard">
      <style:paragraph-properties fo:text-align="justify" style:justify-single-word="false" fo:break-before="page"/>
      <style:text-properties fo:color="#999999" loext:opacity="100%" fo:language="en" fo:country="US" fo:font-weight="bold" officeooo:rsid="0032f19b" officeooo:paragraph-rsid="05ff6939" fo:background-color="transparent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color="#999999" loext:opacity="100%" fo:font-size="10pt" fo:language="en" fo:country="US" fo:font-weight="bold" officeooo:rsid="0032f19b" officeooo:paragraph-rsid="05ff6939" fo:background-color="transparent" style:font-size-asian="10pt" style:font-weight-asian="bold" style:font-size-complex="10pt" style:font-weight-complex="bold"/>
    </style:style>
    <style:style style:name="P20" style:family="paragraph" style:parent-style-name="Standard">
      <style:paragraph-properties fo:text-align="justify" style:justify-single-word="false"/>
      <style:text-properties fo:color="#999999" loext:opacity="100%" fo:font-size="10pt" fo:language="en" fo:country="US" fo:font-weight="bold" officeooo:rsid="05ff6939" officeooo:paragraph-rsid="05ff6939" fo:background-color="transparent" style:font-size-asian="10pt" style:font-weight-asian="bold" style:font-size-complex="10pt" style:font-weight-complex="bold"/>
    </style:style>
    <style:style style:name="P21" style:family="paragraph" style:parent-style-name="Standard">
      <style:text-properties officeooo:paragraph-rsid="05c96408"/>
    </style:style>
    <style:style style:name="P22" style:family="paragraph" style:parent-style-name="Standard">
      <style:text-properties officeooo:paragraph-rsid="05ff6939"/>
    </style:style>
    <style:style style:name="P23" style:family="paragraph" style:parent-style-name="Standard">
      <style:text-properties officeooo:paragraph-rsid="049fc303"/>
    </style:style>
    <style:style style:name="P24" style:family="paragraph" style:parent-style-name="Standard">
      <style:text-properties officeooo:paragraph-rsid="0635d95a"/>
    </style:style>
    <style:style style:name="P25" style:family="paragraph" style:parent-style-name="Standard">
      <style:text-properties officeooo:paragraph-rsid="0664cae1"/>
    </style:style>
    <style:style style:name="P26" style:family="paragraph" style:parent-style-name="Standard">
      <style:text-properties officeooo:paragraph-rsid="0666978a"/>
    </style:style>
    <style:style style:name="P27" style:family="paragraph" style:parent-style-name="Standard">
      <style:text-properties fo:font-weight="normal" officeooo:rsid="0666345e" officeooo:paragraph-rsid="0635d95a" fo:background-color="#dddddd" style:font-weight-asian="normal" style:font-weight-complex="normal"/>
    </style:style>
    <style:style style:name="P28" style:family="paragraph" style:parent-style-name="Standard">
      <style:text-properties officeooo:rsid="066b120b" officeooo:paragraph-rsid="066b120b"/>
    </style:style>
    <style:style style:name="P29" style:family="paragraph" style:parent-style-name="Standard">
      <style:text-properties officeooo:paragraph-rsid="066b120b"/>
    </style:style>
    <style:style style:name="P30" style:family="paragraph" style:parent-style-name="Standard">
      <style:text-properties officeooo:paragraph-rsid="066d0386"/>
    </style:style>
    <style:style style:name="P31" style:family="paragraph" style:parent-style-name="Standard">
      <style:text-properties officeooo:rsid="066d92ff" officeooo:paragraph-rsid="066d92ff"/>
    </style:style>
    <style:style style:name="P32" style:family="paragraph" style:parent-style-name="Standard">
      <style:text-properties officeooo:rsid="0670e35d" officeooo:paragraph-rsid="0670e35d"/>
    </style:style>
    <style:style style:name="P33" style:family="paragraph" style:parent-style-name="Standard">
      <style:text-properties officeooo:paragraph-rsid="0672c26d"/>
    </style:style>
    <style:style style:name="P34" style:family="paragraph" style:parent-style-name="Standard">
      <style:text-properties officeooo:paragraph-rsid="0672ef64"/>
    </style:style>
    <style:style style:name="P35" style:family="paragraph" style:parent-style-name="Standard">
      <style:text-properties officeooo:paragraph-rsid="06730618"/>
    </style:style>
    <style:style style:name="P36" style:family="paragraph" style:parent-style-name="Standard">
      <style:text-properties officeooo:paragraph-rsid="0673af55"/>
    </style:style>
    <style:style style:name="P37" style:family="paragraph" style:parent-style-name="Standard">
      <style:text-properties officeooo:paragraph-rsid="06751036"/>
    </style:style>
    <style:style style:name="P38" style:family="paragraph" style:parent-style-name="Standard">
      <style:text-properties officeooo:paragraph-rsid="067a25d3"/>
    </style:style>
    <style:style style:name="P39" style:family="paragraph" style:parent-style-name="Standard">
      <style:text-properties officeooo:paragraph-rsid="0682b1ea"/>
    </style:style>
    <style:style style:name="P40" style:family="paragraph" style:parent-style-name="Standard">
      <style:text-properties officeooo:rsid="06855ed6" officeooo:paragraph-rsid="068a3873"/>
    </style:style>
    <style:style style:name="P41" style:family="paragraph" style:parent-style-name="Standard">
      <style:text-properties officeooo:paragraph-rsid="0687525b"/>
    </style:style>
    <style:style style:name="P42" style:family="paragraph" style:parent-style-name="Standard">
      <style:text-properties officeooo:paragraph-rsid="0688947a"/>
    </style:style>
    <style:style style:name="P43" style:family="paragraph" style:parent-style-name="Standard">
      <style:text-properties officeooo:paragraph-rsid="068a46c4"/>
    </style:style>
    <style:style style:name="P44" style:family="paragraph" style:parent-style-name="Standard">
      <style:text-properties officeooo:paragraph-rsid="068b97f3"/>
    </style:style>
    <style:style style:name="P45" style:family="paragraph" style:parent-style-name="Standard">
      <style:text-properties officeooo:paragraph-rsid="0674e765"/>
    </style:style>
    <style:style style:name="P46" style:family="paragraph" style:parent-style-name="Standard">
      <style:text-properties officeooo:paragraph-rsid="068e3a57"/>
    </style:style>
    <style:style style:name="P47" style:family="paragraph" style:parent-style-name="Standard">
      <style:text-properties officeooo:paragraph-rsid="06981ce5"/>
    </style:style>
    <style:style style:name="P48" style:family="paragraph" style:parent-style-name="Standard">
      <style:text-properties officeooo:paragraph-rsid="06a32efd"/>
    </style:style>
    <style:style style:name="P49" style:family="paragraph" style:parent-style-name="Standard" style:list-style-name="L1">
      <style:text-properties officeooo:paragraph-rsid="066bd82f"/>
    </style:style>
    <style:style style:name="P50" style:family="paragraph" style:parent-style-name="Standard" style:list-style-name="L1">
      <style:text-properties officeooo:paragraph-rsid="069368ec"/>
    </style:style>
    <style:style style:name="P51" style:family="paragraph" style:parent-style-name="Standard" style:list-style-name="L1">
      <style:text-properties officeooo:rsid="066b120b" officeooo:paragraph-rsid="069368ec"/>
    </style:style>
    <style:style style:name="P52" style:family="paragraph" style:parent-style-name="Standard" style:list-style-name="L2">
      <style:text-properties officeooo:paragraph-rsid="0688947a"/>
    </style:style>
    <style:style style:name="P53" style:family="paragraph" style:parent-style-name="Standard" style:list-style-name="L2">
      <style:text-properties officeooo:paragraph-rsid="06a42c60"/>
    </style:style>
    <style:style style:name="P54" style:family="paragraph" style:parent-style-name="Standard" style:list-style-name="L2">
      <style:text-properties fo:font-weight="bold" officeooo:paragraph-rsid="0688947a" style:font-weight-asian="bold" style:font-weight-complex="bold"/>
    </style:style>
    <style:style style:name="P55" style:family="paragraph" style:parent-style-name="Standard" style:list-style-name="L3">
      <style:paragraph-properties fo:text-align="justify" style:justify-single-word="false"/>
      <style:text-properties fo:color="#999999" loext:opacity="100%" fo:font-size="10pt" fo:language="en" fo:country="US" fo:font-weight="bold" officeooo:rsid="0032f19b" officeooo:paragraph-rsid="05ff6939" fo:background-color="transparent" style:font-size-asian="10pt" style:font-weight-asian="bold" style:font-size-complex="10pt" style:font-weight-complex="bold"/>
    </style:style>
    <style:style style:name="P56" style:family="paragraph" style:parent-style-name="Standard">
      <style:text-properties officeooo:paragraph-rsid="06a32efd"/>
    </style:style>
    <style:style style:name="T1" style:family="text">
      <style:text-properties officeooo:rsid="0043d0f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5de2795" style:font-weight-asian="bold" style:font-weight-complex="bold"/>
    </style:style>
    <style:style style:name="T4" style:family="text">
      <style:text-properties fo:font-weight="bold" officeooo:rsid="05b3289d" fo:background-color="#dddddd" loext:char-shading-value="0" style:font-weight-asian="bold" style:font-weight-complex="bold"/>
    </style:style>
    <style:style style:name="T5" style:family="text">
      <style:text-properties fo:font-weight="normal" officeooo:rsid="05b3289d" fo:background-color="#dddddd" loext:char-shading-value="0" style:font-weight-asian="normal" style:font-weight-complex="normal"/>
    </style:style>
    <style:style style:name="T6" style:family="text">
      <style:text-properties fo:font-weight="normal" officeooo:rsid="0666345e" fo:background-color="#dddddd" loext:char-shading-value="0" style:font-weight-asian="normal" style:font-weight-complex="normal"/>
    </style:style>
    <style:style style:name="T7" style:family="text">
      <style:text-properties fo:font-weight="normal" officeooo:rsid="06688f69" fo:background-color="#dddddd" loext:char-shading-value="0" style:font-weight-asian="normal" style:font-weight-complex="normal"/>
    </style:style>
    <style:style style:name="T8" style:family="text">
      <style:text-properties officeooo:rsid="00fb0d24" fo:background-color="#fff200" loext:char-shading-value="0"/>
    </style:style>
    <style:style style:name="T9" style:family="text">
      <style:text-properties officeooo:rsid="007f05cd" fo:background-color="#fff200" loext:char-shading-value="0"/>
    </style:style>
    <style:style style:name="T10" style:family="text">
      <style:text-properties fo:language="en" fo:country="US" fo:font-weight="normal" fo:background-color="transparent" loext:char-shading-value="0" style:font-weight-asian="normal" style:font-weight-complex="normal"/>
    </style:style>
    <style:style style:name="T11" style:family="text">
      <style:text-properties fo:language="en" fo:country="US" fo:font-weight="normal" officeooo:rsid="00bb70dd" fo:background-color="transparent" loext:char-shading-value="0" style:font-weight-asian="normal" style:font-weight-complex="normal"/>
    </style:style>
    <style:style style:name="T12" style:family="text">
      <style:text-properties fo:language="en" fo:country="US" fo:font-weight="normal" officeooo:rsid="00704232" fo:background-color="transparent" loext:char-shading-value="0" style:font-weight-asian="normal" style:font-weight-complex="normal"/>
    </style:style>
    <style:style style:name="T13" style:family="text">
      <style:text-properties fo:language="en" fo:country="US" fo:font-weight="normal" officeooo:rsid="007d3450" fo:background-color="transparent" loext:char-shading-value="0" style:font-weight-asian="normal" style:font-weight-complex="normal"/>
    </style:style>
    <style:style style:name="T14" style:family="text">
      <style:text-properties fo:language="en" fo:country="US" fo:font-weight="normal" officeooo:rsid="05b3289d" fo:background-color="transparent" loext:char-shading-value="0" style:font-weight-asian="normal" style:font-weight-complex="normal"/>
    </style:style>
    <style:style style:name="T15" style:family="text">
      <style:text-properties fo:language="en" fo:country="US" fo:font-weight="normal" officeooo:rsid="0038376e" fo:background-color="transparent" loext:char-shading-value="0" style:font-weight-asian="normal" style:font-weight-complex="normal"/>
    </style:style>
    <style:style style:name="T16" style:family="text">
      <style:text-properties fo:language="en" fo:country="US" fo:font-weight="normal" officeooo:rsid="05be7d77" fo:background-color="transparent" loext:char-shading-value="0" style:font-weight-asian="normal" style:font-weight-complex="normal"/>
    </style:style>
    <style:style style:name="T17" style:family="text">
      <style:text-properties fo:language="en" fo:country="US" fo:font-weight="normal" officeooo:rsid="05ea0684" fo:background-color="transparent" loext:char-shading-value="0" style:font-weight-asian="normal" style:font-weight-complex="normal"/>
    </style:style>
    <style:style style:name="T18" style:family="text">
      <style:text-properties fo:language="en" fo:country="US" fo:font-weight="normal" officeooo:rsid="04758f42" fo:background-color="transparent" loext:char-shading-value="0" style:font-weight-asian="normal" style:font-weight-complex="normal"/>
    </style:style>
    <style:style style:name="T19" style:family="text">
      <style:text-properties fo:language="en" fo:country="US" fo:font-weight="normal" officeooo:rsid="0260d497" fo:background-color="transparent" loext:char-shading-value="0" style:font-weight-asian="normal" style:font-weight-complex="normal"/>
    </style:style>
    <style:style style:name="T20" style:family="text">
      <style:text-properties fo:language="en" fo:country="US" fo:font-weight="normal" officeooo:rsid="02dfa693" fo:background-color="transparent" loext:char-shading-value="0" style:font-weight-asian="normal" style:font-weight-complex="normal"/>
    </style:style>
    <style:style style:name="T21" style:family="text">
      <style:text-properties fo:language="en" fo:country="US" fo:font-weight="normal" officeooo:rsid="00377c68" fo:background-color="transparent" loext:char-shading-value="0" style:font-weight-asian="normal" style:font-weight-complex="normal"/>
    </style:style>
    <style:style style:name="T22" style:family="text">
      <style:text-properties fo:language="en" fo:country="US" fo:font-weight="normal" officeooo:rsid="03bcd7a8" fo:background-color="transparent" loext:char-shading-value="0" style:font-weight-asian="normal" style:font-weight-complex="normal"/>
    </style:style>
    <style:style style:name="T23" style:family="text">
      <style:text-properties fo:language="en" fo:country="US" fo:font-weight="normal" officeooo:rsid="0555d979" fo:background-color="transparent" loext:char-shading-value="0" style:font-weight-asian="normal" style:font-weight-complex="normal"/>
    </style:style>
    <style:style style:name="T24" style:family="text">
      <style:text-properties fo:language="en" fo:country="US" fo:font-weight="normal" officeooo:rsid="0577f926" fo:background-color="transparent" loext:char-shading-value="0" style:font-weight-asian="normal" style:font-weight-complex="normal"/>
    </style:style>
    <style:style style:name="T25" style:family="text">
      <style:text-properties fo:language="en" fo:country="US" fo:font-weight="normal" officeooo:rsid="0664cae1" fo:background-color="transparent" loext:char-shading-value="0" style:font-weight-asian="normal" style:font-weight-complex="normal"/>
    </style:style>
    <style:style style:name="T26" style:family="text">
      <style:text-properties fo:language="en" fo:country="US" fo:font-weight="normal" officeooo:rsid="066b120b" fo:background-color="transparent" loext:char-shading-value="0" style:font-weight-asian="normal" style:font-weight-complex="normal"/>
    </style:style>
    <style:style style:name="T27" style:family="text">
      <style:text-properties fo:language="en" fo:country="US" fo:font-weight="normal" officeooo:rsid="066bd82f" fo:background-color="transparent" loext:char-shading-value="0" style:font-weight-asian="normal" style:font-weight-complex="normal"/>
    </style:style>
    <style:style style:name="T28" style:family="text">
      <style:text-properties fo:language="en" fo:country="US" fo:font-weight="normal" officeooo:rsid="066ee90d" fo:background-color="transparent" loext:char-shading-value="0" style:font-weight-asian="normal" style:font-weight-complex="normal"/>
    </style:style>
    <style:style style:name="T29" style:family="text">
      <style:text-properties fo:language="en" fo:country="US" fo:font-weight="normal" officeooo:rsid="0672c26d" fo:background-color="transparent" loext:char-shading-value="0" style:font-weight-asian="normal" style:font-weight-complex="normal"/>
    </style:style>
    <style:style style:name="T30" style:family="text">
      <style:text-properties fo:language="en" fo:country="US" fo:font-weight="normal" officeooo:rsid="0670e35d" fo:background-color="transparent" loext:char-shading-value="0" style:font-weight-asian="normal" style:font-weight-complex="normal"/>
    </style:style>
    <style:style style:name="T31" style:family="text">
      <style:text-properties fo:language="en" fo:country="US" fo:font-weight="normal" officeooo:rsid="0672ef64" fo:background-color="transparent" loext:char-shading-value="0" style:font-weight-asian="normal" style:font-weight-complex="normal"/>
    </style:style>
    <style:style style:name="T32" style:family="text">
      <style:text-properties fo:language="en" fo:country="US" fo:font-weight="normal" officeooo:rsid="0673af55" fo:background-color="transparent" loext:char-shading-value="0" style:font-weight-asian="normal" style:font-weight-complex="normal"/>
    </style:style>
    <style:style style:name="T33" style:family="text">
      <style:text-properties fo:language="en" fo:country="US" fo:font-weight="normal" officeooo:rsid="06744c49" fo:background-color="transparent" loext:char-shading-value="0" style:font-weight-asian="normal" style:font-weight-complex="normal"/>
    </style:style>
    <style:style style:name="T34" style:family="text">
      <style:text-properties fo:language="en" fo:country="US" fo:font-weight="normal" officeooo:rsid="0674e765" fo:background-color="transparent" loext:char-shading-value="0" style:font-weight-asian="normal" style:font-weight-complex="normal"/>
    </style:style>
    <style:style style:name="T35" style:family="text">
      <style:text-properties fo:language="en" fo:country="US" fo:font-weight="normal" officeooo:rsid="06751036" fo:background-color="transparent" loext:char-shading-value="0" style:font-weight-asian="normal" style:font-weight-complex="normal"/>
    </style:style>
    <style:style style:name="T36" style:family="text">
      <style:text-properties fo:language="en" fo:country="US" fo:font-weight="normal" officeooo:rsid="0677dbcf" fo:background-color="transparent" loext:char-shading-value="0" style:font-weight-asian="normal" style:font-weight-complex="normal"/>
    </style:style>
    <style:style style:name="T37" style:family="text">
      <style:text-properties fo:language="en" fo:country="US" fo:font-weight="normal" officeooo:rsid="0679a53d" fo:background-color="transparent" loext:char-shading-value="0" style:font-weight-asian="normal" style:font-weight-complex="normal"/>
    </style:style>
    <style:style style:name="T38" style:family="text">
      <style:text-properties fo:language="en" fo:country="US" fo:font-weight="normal" officeooo:rsid="067a25d3" fo:background-color="transparent" loext:char-shading-value="0" style:font-weight-asian="normal" style:font-weight-complex="normal"/>
    </style:style>
    <style:style style:name="T39" style:family="text">
      <style:text-properties fo:language="en" fo:country="US" fo:font-weight="normal" officeooo:rsid="060e2575" fo:background-color="transparent" loext:char-shading-value="0" style:font-weight-asian="normal" style:font-weight-complex="normal"/>
    </style:style>
    <style:style style:name="T40" style:family="text">
      <style:text-properties fo:language="en" fo:country="US" fo:font-weight="normal" officeooo:rsid="061b0af5" fo:background-color="transparent" loext:char-shading-value="0" style:font-weight-asian="normal" style:font-weight-complex="normal"/>
    </style:style>
    <style:style style:name="T41" style:family="text">
      <style:text-properties fo:language="en" fo:country="US" fo:font-weight="normal" officeooo:rsid="062584ba" fo:background-color="transparent" loext:char-shading-value="0" style:font-weight-asian="normal" style:font-weight-complex="normal"/>
    </style:style>
    <style:style style:name="T42" style:family="text">
      <style:text-properties fo:language="en" fo:country="US" fo:font-weight="normal" officeooo:rsid="068259c3" fo:background-color="transparent" loext:char-shading-value="0" style:font-weight-asian="normal" style:font-weight-complex="normal"/>
    </style:style>
    <style:style style:name="T43" style:family="text">
      <style:text-properties fo:language="en" fo:country="US" fo:font-weight="normal" officeooo:rsid="068a46c4" fo:background-color="transparent" loext:char-shading-value="0" style:font-weight-asian="normal" style:font-weight-complex="normal"/>
    </style:style>
    <style:style style:name="T44" style:family="text">
      <style:text-properties fo:language="en" fo:country="US" fo:font-weight="normal" officeooo:rsid="068a5246" fo:background-color="transparent" loext:char-shading-value="0" style:font-weight-asian="normal" style:font-weight-complex="normal"/>
    </style:style>
    <style:style style:name="T45" style:family="text">
      <style:text-properties fo:language="en" fo:country="US" fo:font-weight="normal" officeooo:rsid="068b97f3" fo:background-color="transparent" loext:char-shading-value="0" style:font-weight-asian="normal" style:font-weight-complex="normal"/>
    </style:style>
    <style:style style:name="T46" style:family="text">
      <style:text-properties fo:language="en" fo:country="US" fo:font-weight="normal" officeooo:rsid="068e3a57" fo:background-color="transparent" loext:char-shading-value="0" style:font-weight-asian="normal" style:font-weight-complex="normal"/>
    </style:style>
    <style:style style:name="T47" style:family="text">
      <style:text-properties fo:language="en" fo:country="US" fo:font-weight="normal" officeooo:rsid="068d51d5" fo:background-color="transparent" loext:char-shading-value="0" style:font-weight-asian="normal" style:font-weight-complex="normal"/>
    </style:style>
    <style:style style:name="T48" style:family="text">
      <style:text-properties fo:language="en" fo:country="US" fo:font-weight="normal" officeooo:rsid="06901500" fo:background-color="transparent" loext:char-shading-value="0" style:font-weight-asian="normal" style:font-weight-complex="normal"/>
    </style:style>
    <style:style style:name="T49" style:family="text">
      <style:text-properties fo:language="en" fo:country="US" fo:font-weight="normal" officeooo:rsid="06a186ee" fo:background-color="transparent" loext:char-shading-value="0" style:font-weight-asian="normal" style:font-weight-complex="normal"/>
    </style:style>
    <style:style style:name="T50" style:family="text">
      <style:text-properties fo:language="en" fo:country="US" fo:font-weight="normal" officeooo:rsid="06a62215" fo:background-color="transparent" loext:char-shading-value="0" style:font-weight-asian="normal" style:font-weight-complex="normal"/>
    </style:style>
    <style:style style:name="T51" style:family="text">
      <style:text-properties fo:language="en" fo:country="US" fo:font-weight="normal" officeooo:rsid="06a865be" fo:background-color="transparent" loext:char-shading-value="0" style:font-weight-asian="normal" style:font-weight-complex="normal"/>
    </style:style>
    <style:style style:name="T52" style:family="text">
      <style:text-properties fo:language="en" fo:country="US" fo:font-weight="normal" officeooo:rsid="06a86af4" fo:background-color="transparent" loext:char-shading-value="0" style:font-weight-asian="normal" style:font-weight-complex="normal"/>
    </style:style>
    <style:style style:name="T53" style:family="text">
      <style:text-properties fo:language="en" fo:country="US" fo:font-weight="normal" officeooo:rsid="0100f487" fo:background-color="#dddddd" loext:char-shading-value="0" style:font-weight-asian="normal" style:font-weight-complex="normal"/>
    </style:style>
    <style:style style:name="T54" style:family="text">
      <style:text-properties fo:language="en" fo:country="US" fo:font-weight="normal" officeooo:rsid="00357d7d" fo:background-color="#dddddd" loext:char-shading-value="0" style:font-weight-asian="normal" style:font-weight-complex="normal"/>
    </style:style>
    <style:style style:name="T55" style:family="text">
      <style:text-properties fo:language="en" fo:country="US" fo:font-weight="normal" officeooo:rsid="0014eac0" fo:background-color="#dddddd" loext:char-shading-value="0" style:font-weight-asian="normal" style:font-weight-complex="normal"/>
    </style:style>
    <style:style style:name="T56" style:family="text">
      <style:text-properties fo:language="en" fo:country="US" fo:font-weight="normal" officeooo:rsid="00a176b7" fo:background-color="#dddddd" loext:char-shading-value="0" style:font-weight-asian="normal" style:font-weight-complex="normal"/>
    </style:style>
    <style:style style:name="T57" style:family="text">
      <style:text-properties fo:language="en" fo:country="US" fo:font-weight="normal" officeooo:rsid="0666978a" fo:background-color="#dddddd" loext:char-shading-value="0" style:font-weight-asian="normal" style:font-weight-complex="normal"/>
    </style:style>
    <style:style style:name="T58" style:family="text">
      <style:text-properties fo:language="en" fo:country="US" fo:font-weight="normal" officeooo:rsid="06682e7f" fo:background-color="#dddddd" loext:char-shading-value="0" style:font-weight-asian="normal" style:font-weight-complex="normal"/>
    </style:style>
    <style:style style:name="T59" style:family="text">
      <style:text-properties fo:language="en" fo:country="US" fo:font-weight="normal" officeooo:rsid="0578807a" fo:background-color="#dddddd" loext:char-shading-value="0" style:font-weight-asian="normal" style:font-weight-complex="normal"/>
    </style:style>
    <style:style style:name="T60" style:family="text">
      <style:text-properties fo:language="en" fo:country="US" fo:font-weight="normal" officeooo:rsid="0532eefe" fo:background-color="#dddddd" loext:char-shading-value="0" style:font-weight-asian="normal" style:font-weight-complex="normal"/>
    </style:style>
    <style:style style:name="T61" style:family="text">
      <style:text-properties fo:language="en" fo:country="US" fo:font-weight="normal" officeooo:rsid="053c69d4" fo:background-color="#dddddd" loext:char-shading-value="0" style:font-weight-asian="normal" style:font-weight-complex="normal"/>
    </style:style>
    <style:style style:name="T62" style:family="text">
      <style:text-properties fo:language="en" fo:country="US" fo:font-weight="normal" officeooo:rsid="0639ae00" fo:background-color="#dddddd" loext:char-shading-value="0" style:font-weight-asian="normal" style:font-weight-complex="normal"/>
    </style:style>
    <style:style style:name="T63" style:family="text">
      <style:text-properties fo:language="en" fo:country="US" fo:font-weight="normal" officeooo:rsid="066d0386" fo:background-color="#dddddd" loext:char-shading-value="0" style:font-weight-asian="normal" style:font-weight-complex="normal"/>
    </style:style>
    <style:style style:name="T64" style:family="text">
      <style:text-properties fo:language="en" fo:country="US" fo:font-weight="normal" officeooo:rsid="068a46c4" fo:background-color="#dddddd" loext:char-shading-value="0" style:font-weight-asian="normal" style:font-weight-complex="normal"/>
    </style:style>
    <style:style style:name="T65" style:family="text">
      <style:text-properties fo:language="en" fo:country="US" fo:font-weight="normal" officeooo:rsid="0691cb13" fo:background-color="#dddddd" loext:char-shading-value="0" style:font-weight-asian="normal" style:font-weight-complex="normal"/>
    </style:style>
    <style:style style:name="T66" style:family="text">
      <style:text-properties fo:language="en" fo:country="US" fo:font-weight="normal" officeooo:rsid="0692a239" fo:background-color="#dddddd" loext:char-shading-value="0" style:font-weight-asian="normal" style:font-weight-complex="normal"/>
    </style:style>
    <style:style style:name="T67" style:family="text">
      <style:text-properties fo:language="en" fo:country="US" fo:font-weight="normal" officeooo:rsid="06946f21" fo:background-color="#dddddd" loext:char-shading-value="0" style:font-weight-asian="normal" style:font-weight-complex="normal"/>
    </style:style>
    <style:style style:name="T68" style:family="text">
      <style:text-properties fo:language="en" fo:country="US" fo:font-weight="normal" officeooo:rsid="00d88c8c" style:font-weight-asian="normal" style:font-weight-complex="normal"/>
    </style:style>
    <style:style style:name="T69" style:family="text">
      <style:text-properties fo:language="en" fo:country="US" fo:font-weight="normal" officeooo:rsid="05b3a9b3" style:font-weight-asian="normal" style:font-weight-complex="normal"/>
    </style:style>
    <style:style style:name="T70" style:family="text">
      <style:text-properties fo:language="en" fo:country="US" fo:font-weight="normal" officeooo:rsid="0032ee51" style:font-weight-asian="normal" style:font-weight-complex="normal"/>
    </style:style>
    <style:style style:name="T71" style:family="text">
      <style:text-properties fo:language="en" fo:country="US" fo:font-weight="normal" officeooo:rsid="0661f9f5" style:font-weight-asian="normal" style:font-weight-complex="normal"/>
    </style:style>
    <style:style style:name="T72" style:family="text">
      <style:text-properties fo:language="en" fo:country="US" fo:font-weight="normal" officeooo:rsid="06a6d10b" style:font-weight-asian="normal" style:font-weight-complex="normal"/>
    </style:style>
    <style:style style:name="T73" style:family="text">
      <style:text-properties fo:language="en" fo:country="US" fo:font-style="italic" fo:font-weight="bold" fo:background-color="transparent" loext:char-shading-value="0" style:font-style-asian="italic" style:font-weight-asian="bold" style:font-style-complex="italic" style:font-weight-complex="bold"/>
    </style:style>
    <style:style style:name="T74" style:family="text">
      <style:text-properties fo:language="en" fo:country="US" fo:font-style="italic" fo:font-weight="bold" officeooo:rsid="05822ec8" fo:background-color="transparent" loext:char-shading-value="0" style:font-style-asian="italic" style:font-weight-asian="bold" style:font-style-complex="italic" style:font-weight-complex="bold"/>
    </style:style>
    <style:style style:name="T75" style:family="text">
      <style:text-properties fo:language="en" fo:country="US" fo:font-style="italic" fo:font-weight="bold" officeooo:rsid="04758f42" fo:background-color="transparent" loext:char-shading-value="0" style:font-style-asian="italic" style:font-weight-asian="bold" style:font-style-complex="italic" style:font-weight-complex="bold"/>
    </style:style>
    <style:style style:name="T76" style:family="text">
      <style:text-properties fo:language="en" fo:country="US" fo:font-style="italic" fo:font-weight="bold" officeooo:rsid="066ee90d" fo:background-color="transparent" loext:char-shading-value="0" style:font-style-asian="italic" style:font-weight-asian="bold" style:font-style-complex="italic" style:font-weight-complex="bold"/>
    </style:style>
    <style:style style:name="T77" style:family="text">
      <style:text-properties fo:language="en" fo:country="US" fo:font-style="italic" fo:font-weight="bold" officeooo:rsid="05b3289d" fo:background-color="transparent" loext:char-shading-value="0" style:font-style-asian="italic" style:font-weight-asian="bold" style:font-style-complex="italic" style:font-weight-complex="bold"/>
    </style:style>
    <style:style style:name="T78" style:family="text">
      <style:text-properties fo:language="en" fo:country="US" fo:font-style="italic" fo:font-weight="bold" officeooo:rsid="06751036" fo:background-color="transparent" loext:char-shading-value="0" style:font-style-asian="italic" style:font-weight-asian="bold" style:font-style-complex="italic" style:font-weight-complex="bold"/>
    </style:style>
    <style:style style:name="T79" style:family="text">
      <style:text-properties fo:language="en" fo:country="US" fo:font-style="italic" fo:font-weight="bold" officeooo:rsid="0679a53d" fo:background-color="transparent" loext:char-shading-value="0" style:font-style-asian="italic" style:font-weight-asian="bold" style:font-style-complex="italic" style:font-weight-complex="bold"/>
    </style:style>
    <style:style style:name="T80" style:family="text">
      <style:text-properties fo:language="en" fo:country="US" fo:font-style="italic" fo:font-weight="bold" officeooo:rsid="0687525b" fo:background-color="transparent" loext:char-shading-value="0" style:font-style-asian="italic" style:font-weight-asian="bold" style:font-style-complex="italic" style:font-weight-complex="bold"/>
    </style:style>
    <style:style style:name="T81" style:family="text">
      <style:text-properties fo:language="en" fo:country="US" fo:font-style="italic" fo:font-weight="bold" officeooo:rsid="067538c9" fo:background-color="transparent" loext:char-shading-value="0" style:font-style-asian="italic" style:font-weight-asian="bold" style:font-style-complex="italic" style:font-weight-complex="bold"/>
    </style:style>
    <style:style style:name="T82" style:family="text">
      <style:text-properties fo:language="en" fo:country="US" fo:font-style="italic" fo:font-weight="bold" officeooo:rsid="007d3450" fo:background-color="#fff200" loext:char-shading-value="0" style:font-style-asian="italic" style:font-weight-asian="bold" style:font-style-complex="italic" style:font-weight-complex="bold"/>
    </style:style>
    <style:style style:name="T83" style:family="text">
      <style:text-properties fo:language="en" fo:country="US" fo:font-style="italic" fo:font-weight="bold" officeooo:rsid="05de2795" fo:background-color="#dddddd" loext:char-shading-value="0" style:font-style-asian="italic" style:font-weight-asian="bold" style:font-style-complex="italic" style:font-weight-complex="bold"/>
    </style:style>
    <style:style style:name="T84" style:family="text">
      <style:text-properties fo:language="en" fo:country="US" fo:font-style="italic" fo:font-weight="normal" officeooo:rsid="05b3289d" fo:background-color="transparent" loext:char-shading-value="0" style:font-style-asian="italic" style:font-weight-asian="normal" style:font-style-complex="italic" style:font-weight-complex="normal"/>
    </style:style>
    <style:style style:name="T85" style:family="text">
      <style:text-properties fo:language="en" fo:country="US" fo:font-style="italic" fo:font-weight="normal" officeooo:rsid="06751036" fo:background-color="transparent" loext:char-shading-value="0" style:font-style-asian="italic" style:font-weight-asian="normal" style:font-style-complex="italic" style:font-weight-complex="normal"/>
    </style:style>
    <style:style style:name="T86" style:family="text">
      <style:text-properties fo:language="en" fo:country="US" fo:font-style="italic" fo:font-weight="normal" officeooo:rsid="06855ed6" fo:background-color="transparent" loext:char-shading-value="0" style:font-style-asian="italic" style:font-weight-asian="normal" style:font-style-complex="italic" style:font-weight-complex="normal"/>
    </style:style>
    <style:style style:name="T87" style:family="text">
      <style:text-properties fo:language="en" fo:country="US" fo:font-style="italic" fo:font-weight="normal" officeooo:rsid="05de2795" fo:background-color="transparent" loext:char-shading-value="0" style:font-style-asian="italic" style:font-weight-asian="normal" style:font-style-complex="italic" style:font-weight-complex="normal"/>
    </style:style>
    <style:style style:name="T88" style:family="text">
      <style:text-properties fo:language="en" fo:country="US" fo:font-style="italic" fo:font-weight="normal" officeooo:rsid="068a46c4" fo:background-color="transparent" loext:char-shading-value="0" style:font-style-asian="italic" style:font-weight-asian="normal" style:font-style-complex="italic" style:font-weight-complex="normal"/>
    </style:style>
    <style:style style:name="T89" style:family="text">
      <style:text-properties fo:language="en" fo:country="US" fo:font-style="italic" fo:font-weight="normal" officeooo:rsid="066b120b" fo:background-color="transparent" loext:char-shading-value="0" style:font-style-asian="italic" style:font-weight-asian="normal" style:font-style-complex="italic" style:font-weight-complex="normal"/>
    </style:style>
    <style:style style:name="T90" style:family="text">
      <style:text-properties fo:language="en" fo:country="US" fo:font-style="italic" fo:font-weight="normal" officeooo:rsid="06a42c60" fo:background-color="transparent" loext:char-shading-value="0" style:font-style-asian="italic" style:font-weight-asian="normal" style:font-style-complex="italic" style:font-weight-complex="normal"/>
    </style:style>
    <style:style style:name="T91" style:family="text">
      <style:text-properties fo:language="en" fo:country="US" fo:font-style="italic" fo:font-weight="normal" officeooo:rsid="06965bd5" fo:background-color="#dddddd" loext:char-shading-value="0" style:font-style-asian="italic" style:font-weight-asian="normal" style:font-style-complex="italic" style:font-weight-complex="normal"/>
    </style:style>
    <style:style style:name="T92" style:family="text">
      <style:text-properties fo:language="en" fo:country="US" fo:font-style="italic" fo:font-weight="normal" officeooo:rsid="05ea94d7" fo:background-color="#dddddd" loext:char-shading-value="0" style:font-style-asian="italic" style:font-weight-asian="normal" style:font-style-complex="italic" style:font-weight-complex="normal"/>
    </style:style>
    <style:style style:name="T93" style:family="text">
      <style:text-properties fo:language="en" fo:country="US" fo:font-style="italic" style:text-underline-style="solid" style:text-underline-width="auto" style:text-underline-color="font-color" fo:font-weight="bold" officeooo:rsid="007d3450" fo:background-color="#fff200" loext:char-shading-value="0" style:font-style-asian="italic" style:font-weight-asian="bold" style:font-style-complex="italic" style:font-weight-complex="bold"/>
    </style:style>
    <style:style style:name="T94" style:family="text">
      <style:text-properties fo:language="en" fo:country="US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95" style:family="text">
      <style:text-properties fo:language="en" fo:country="US" fo:font-style="normal" fo:font-weight="normal" officeooo:rsid="04758f42" fo:background-color="transparent" loext:char-shading-value="0" style:font-style-asian="normal" style:font-weight-asian="normal" style:font-style-complex="normal" style:font-weight-complex="normal"/>
    </style:style>
    <style:style style:name="T96" style:family="text">
      <style:text-properties fo:language="en" fo:country="US" fo:font-style="normal" fo:font-weight="normal" officeooo:rsid="050afffe" fo:background-color="transparent" loext:char-shading-value="0" style:font-style-asian="normal" style:font-weight-asian="normal" style:font-style-complex="normal" style:font-weight-complex="normal"/>
    </style:style>
    <style:style style:name="T97" style:family="text">
      <style:text-properties fo:language="en" fo:country="US" fo:font-style="normal" fo:font-weight="normal" officeooo:rsid="05b3289d" fo:background-color="transparent" loext:char-shading-value="0" style:font-style-asian="normal" style:font-weight-asian="normal" style:font-style-complex="normal" style:font-weight-complex="normal"/>
    </style:style>
    <style:style style:name="T98" style:family="text">
      <style:text-properties fo:language="en" fo:country="US" fo:font-style="normal" fo:font-weight="normal" officeooo:rsid="066ee90d" fo:background-color="transparent" loext:char-shading-value="0" style:font-style-asian="normal" style:font-weight-asian="normal" style:font-style-complex="normal" style:font-weight-complex="normal"/>
    </style:style>
    <style:style style:name="T99" style:family="text">
      <style:text-properties fo:language="en" fo:country="US" fo:font-style="normal" fo:font-weight="normal" officeooo:rsid="067538c9" fo:background-color="transparent" loext:char-shading-value="0" style:font-style-asian="normal" style:font-weight-asian="normal" style:font-style-complex="normal" style:font-weight-complex="normal"/>
    </style:style>
    <style:style style:name="T100" style:family="text">
      <style:text-properties fo:language="en" fo:country="US" fo:font-style="normal" fo:font-weight="normal" officeooo:rsid="0687525b" fo:background-color="transparent" loext:char-shading-value="0" style:font-style-asian="normal" style:font-weight-asian="normal" style:font-style-complex="normal" style:font-weight-complex="normal"/>
    </style:style>
    <style:style style:name="T101" style:family="text">
      <style:text-properties fo:language="en" fo:country="US" fo:font-style="normal" fo:font-weight="normal" officeooo:rsid="06855ed6" fo:background-color="transparent" loext:char-shading-value="0" style:font-style-asian="normal" style:font-weight-asian="normal" style:font-style-complex="normal" style:font-weight-complex="normal"/>
    </style:style>
    <style:style style:name="T102" style:family="text">
      <style:text-properties fo:language="en" fo:country="US" fo:font-style="normal" fo:font-weight="normal" officeooo:rsid="0688947a" fo:background-color="transparent" loext:char-shading-value="0" style:font-style-asian="normal" style:font-weight-asian="normal" style:font-style-complex="normal" style:font-weight-complex="normal"/>
    </style:style>
    <style:style style:name="T103" style:family="text">
      <style:text-properties fo:language="en" fo:country="US" fo:font-style="normal" fo:font-weight="normal" officeooo:rsid="05de2795" fo:background-color="transparent" loext:char-shading-value="0" style:font-style-asian="normal" style:font-weight-asian="normal" style:font-style-complex="normal" style:font-weight-complex="normal"/>
    </style:style>
    <style:style style:name="T104" style:family="text">
      <style:text-properties fo:language="en" fo:country="US" fo:font-style="normal" fo:font-weight="normal" officeooo:rsid="06a42c60" fo:background-color="transparent" loext:char-shading-value="0" style:font-style-asian="normal" style:font-weight-asian="normal" style:font-style-complex="normal" style:font-weight-complex="normal"/>
    </style:style>
    <style:style style:name="T105" style:family="text">
      <style:text-properties fo:language="en" fo:country="US" fo:font-style="normal" fo:font-weight="normal" officeooo:rsid="06a86af4" fo:background-color="transparent" loext:char-shading-value="0" style:font-style-asian="normal" style:font-weight-asian="normal" style:font-style-complex="normal" style:font-weight-complex="normal"/>
    </style:style>
    <style:style style:name="T106" style:family="text">
      <style:text-properties fo:language="en" fo:country="US" fo:font-style="normal" fo:font-weight="normal" officeooo:rsid="06a9fd1c" fo:background-color="transparent" loext:char-shading-value="0" style:font-style-asian="normal" style:font-weight-asian="normal" style:font-style-complex="normal" style:font-weight-complex="normal"/>
    </style:style>
    <style:style style:name="T107" style:family="text">
      <style:text-properties fo:language="en" fo:country="US" fo:font-style="normal" fo:font-weight="normal" officeooo:rsid="05ea94d7" fo:background-color="#dddddd" loext:char-shading-value="0" style:font-style-asian="normal" style:font-weight-asian="normal" style:font-style-complex="normal" style:font-weight-complex="normal"/>
    </style:style>
    <style:style style:name="T108" style:family="text">
      <style:text-properties fo:language="en" fo:country="US" fo:font-style="normal" fo:font-weight="normal" officeooo:rsid="0635d95a" fo:background-color="#dddddd" loext:char-shading-value="0" style:font-style-asian="normal" style:font-weight-asian="normal" style:font-style-complex="normal" style:font-weight-complex="normal"/>
    </style:style>
    <style:style style:name="T109" style:family="text">
      <style:text-properties fo:language="en" fo:country="US" fo:font-style="normal" fo:font-weight="normal" officeooo:rsid="05de2795" fo:background-color="#dddddd" loext:char-shading-value="0" style:font-style-asian="normal" style:font-weight-asian="normal" style:font-style-complex="normal" style:font-weight-complex="normal"/>
    </style:style>
    <style:style style:name="T110" style:family="text">
      <style:text-properties fo:language="en" fo:country="US" fo:font-style="normal" fo:font-weight="normal" officeooo:rsid="0683d757" fo:background-color="#dddddd" loext:char-shading-value="0" style:font-style-asian="normal" style:font-weight-asian="normal" style:font-style-complex="normal" style:font-weight-complex="normal"/>
    </style:style>
    <style:style style:name="T111" style:family="text">
      <style:text-properties fo:language="en" fo:country="US" fo:font-style="normal" fo:font-weight="normal" officeooo:rsid="068b97f3" fo:background-color="#dddddd" loext:char-shading-value="0" style:font-style-asian="normal" style:font-weight-asian="normal" style:font-style-complex="normal" style:font-weight-complex="normal"/>
    </style:style>
    <style:style style:name="T112" style:family="text">
      <style:text-properties fo:language="en" fo:country="US" fo:font-style="normal" fo:font-weight="normal" officeooo:rsid="06965bd5" fo:background-color="#dddddd" loext:char-shading-value="0" style:font-style-asian="normal" style:font-weight-asian="normal" style:font-style-complex="normal" style:font-weight-complex="normal"/>
    </style:style>
    <style:style style:name="T113" style:family="text">
      <style:text-properties fo:language="en" fo:country="US" fo:font-style="normal" fo:font-weight="normal" officeooo:rsid="06981ce5" fo:background-color="#dddddd" loext:char-shading-value="0" style:font-style-asian="normal" style:font-weight-asian="normal" style:font-style-complex="normal" style:font-weight-complex="normal"/>
    </style:style>
    <style:style style:name="T114" style:family="text">
      <style:text-properties fo:language="en" fo:country="US" fo:font-style="normal" fo:font-weight="bold" officeooo:rsid="05ea94d7" fo:background-color="#dddddd" loext:char-shading-value="0" style:font-style-asian="normal" style:font-weight-asian="bold" style:font-style-complex="normal" style:font-weight-complex="bold"/>
    </style:style>
    <style:style style:name="T115" style:family="text">
      <style:text-properties fo:language="en" fo:country="US" fo:font-style="normal" fo:font-weight="bold" officeooo:rsid="0635d95a" fo:background-color="#dddddd" loext:char-shading-value="0" style:font-style-asian="normal" style:font-weight-asian="bold" style:font-style-complex="normal" style:font-weight-complex="bold"/>
    </style:style>
    <style:style style:name="T116" style:family="text">
      <style:text-properties fo:language="en" fo:country="US" fo:font-style="normal" fo:font-weight="bold" officeooo:rsid="05de2795" fo:background-color="#dddddd" loext:char-shading-value="0" style:font-style-asian="normal" style:font-weight-asian="bold" style:font-style-complex="normal" style:font-weight-complex="bold"/>
    </style:style>
    <style:style style:name="T117" style:family="text">
      <style:text-properties fo:language="en" fo:country="US" fo:font-style="normal" fo:font-weight="bold" fo:background-color="transparent" loext:char-shading-value="0" style:font-style-asian="normal" style:font-weight-asian="bold" style:font-style-complex="normal" style:font-weight-complex="bold"/>
    </style:style>
    <style:style style:name="T118" style:family="text">
      <style:text-properties fo:language="en" fo:country="US" fo:font-style="normal" fo:font-weight="bold" officeooo:rsid="05be7d77" fo:background-color="transparent" loext:char-shading-value="0" style:font-style-asian="normal" style:font-weight-asian="bold" style:font-style-complex="normal" style:font-weight-complex="bold"/>
    </style:style>
    <style:style style:name="T119" style:family="text">
      <style:text-properties fo:language="en" fo:country="US" fo:font-style="normal" fo:font-weight="bold" officeooo:rsid="0439564e" fo:background-color="transparent" loext:char-shading-value="0" style:font-style-asian="normal" style:font-weight-asian="bold" style:font-style-complex="normal" style:font-weight-complex="bold"/>
    </style:style>
    <style:style style:name="T120" style:family="text">
      <style:text-properties fo:language="en" fo:country="US" fo:font-style="normal" fo:font-weight="bold" officeooo:rsid="06682e7f" fo:background-color="transparent" loext:char-shading-value="0" style:font-style-asian="normal" style:font-weight-asian="bold" style:font-style-complex="normal" style:font-weight-complex="bold"/>
    </style:style>
    <style:style style:name="T121" style:family="text">
      <style:text-properties fo:language="en" fo:country="US" fo:font-style="normal" fo:font-weight="bold" officeooo:rsid="066ee90d" fo:background-color="transparent" loext:char-shading-value="0" style:font-style-asian="normal" style:font-weight-asian="bold" style:font-style-complex="normal" style:font-weight-complex="bold"/>
    </style:style>
    <style:style style:name="T122" style:family="text">
      <style:text-properties fo:language="en" fo:country="US" fo:font-style="normal" fo:font-weight="bold" officeooo:rsid="06855ed6" fo:background-color="transparent" loext:char-shading-value="0" style:font-style-asian="normal" style:font-weight-asian="bold" style:font-style-complex="normal" style:font-weight-complex="bold"/>
    </style:style>
    <style:style style:name="T123" style:family="text">
      <style:text-properties fo:language="en" fo:country="US" fo:font-style="normal" fo:font-weight="bold" officeooo:rsid="0687525b" fo:background-color="transparent" loext:char-shading-value="0" style:font-style-asian="normal" style:font-weight-asian="bold" style:font-style-complex="normal" style:font-weight-complex="bold"/>
    </style:style>
    <style:style style:name="T124" style:family="text">
      <style:text-properties fo:language="en" fo:country="US" fo:font-style="normal" fo:font-weight="bold" officeooo:rsid="067538c9" fo:background-color="transparent" loext:char-shading-value="0" style:font-style-asian="normal" style:font-weight-asian="bold" style:font-style-complex="normal" style:font-weight-complex="bold"/>
    </style:style>
    <style:style style:name="T125" style:family="text">
      <style:text-properties fo:language="en" fo:country="US" fo:font-style="normal" fo:font-weight="bold" officeooo:rsid="0692a239" fo:background-color="transparent" loext:char-shading-value="0" style:font-style-asian="normal" style:font-weight-asian="bold" style:font-style-complex="normal" style:font-weight-complex="bold"/>
    </style:style>
    <style:style style:name="T126" style:family="text">
      <style:text-properties fo:language="en" fo:country="US" fo:font-style="normal" fo:font-weight="bold" officeooo:rsid="06a44e04" fo:background-color="transparent" loext:char-shading-value="0" style:font-style-asian="normal" style:font-weight-asian="bold" style:font-style-complex="normal" style:font-weight-complex="bold"/>
    </style:style>
    <style:style style:name="T127" style:family="text">
      <style:text-properties fo:language="en" fo:country="US" fo:font-style="normal" officeooo:rsid="06855ed6" fo:background-color="transparent" loext:char-shading-value="0" style:font-style-asian="normal" style:font-style-complex="normal"/>
    </style:style>
    <style:style style:name="T128" style:family="text">
      <style:text-properties fo:language="en" fo:country="US" fo:font-style="normal" officeooo:rsid="0688947a" fo:background-color="transparent" loext:char-shading-value="0" style:font-style-asian="normal" style:font-style-complex="normal"/>
    </style:style>
    <style:style style:name="T129" style:family="text">
      <style:text-properties fo:language="en" fo:country="US" fo:font-style="normal" officeooo:rsid="068a3873" fo:background-color="transparent" loext:char-shading-value="0" style:font-style-asian="normal" style:font-style-complex="normal"/>
    </style:style>
    <style:style style:name="T130" style:family="text">
      <style:text-properties fo:language="en" fo:country="US" fo:font-weight="bold" officeooo:rsid="007d3450" fo:background-color="#fff200" loext:char-shading-value="0" style:font-weight-asian="bold" style:font-weight-complex="bold"/>
    </style:style>
    <style:style style:name="T131" style:family="text">
      <style:text-properties fo:language="en" fo:country="US" fo:font-weight="bold" officeooo:rsid="00704232" fo:background-color="#fff200" loext:char-shading-value="0" style:font-weight-asian="bold" style:font-weight-complex="bold"/>
    </style:style>
    <style:style style:name="T132" style:family="text">
      <style:text-properties fo:language="en" fo:country="US" fo:font-weight="bold" officeooo:rsid="00ab4647" fo:background-color="#fff200" loext:char-shading-value="0" style:font-weight-asian="bold" style:font-weight-complex="bold"/>
    </style:style>
    <style:style style:name="T133" style:family="text">
      <style:text-properties fo:language="en" fo:country="US" fo:font-weight="bold" officeooo:rsid="00d88c8c" fo:background-color="#fff200" loext:char-shading-value="0" style:font-weight-asian="bold" style:font-weight-complex="bold"/>
    </style:style>
    <style:style style:name="T134" style:family="text">
      <style:text-properties fo:language="en" fo:country="US" fo:font-weight="bold" officeooo:rsid="0094c10f" fo:background-color="#fff200" loext:char-shading-value="0" style:font-weight-asian="bold" style:font-weight-complex="bold"/>
    </style:style>
    <style:style style:name="T135" style:family="text">
      <style:text-properties fo:language="en" fo:country="US" fo:font-weight="bold" officeooo:rsid="058b8425" fo:background-color="#fff200" loext:char-shading-value="0" style:font-weight-asian="bold" style:font-weight-complex="bold"/>
    </style:style>
    <style:style style:name="T136" style:family="text">
      <style:text-properties fo:language="en" fo:country="US" fo:font-weight="bold" officeooo:rsid="0620670e" fo:background-color="#fff200" loext:char-shading-value="0" style:font-weight-asian="bold" style:font-weight-complex="bold"/>
    </style:style>
    <style:style style:name="T137" style:family="text">
      <style:text-properties fo:language="en" fo:country="US" fo:font-weight="bold" officeooo:rsid="064aec04" fo:background-color="#fff200" loext:char-shading-value="0" style:font-weight-asian="bold" style:font-weight-complex="bold"/>
    </style:style>
    <style:style style:name="T138" style:family="text">
      <style:text-properties fo:language="en" fo:country="US" fo:font-weight="bold" officeooo:rsid="0661f9f5" fo:background-color="#fff200" loext:char-shading-value="0" style:font-weight-asian="bold" style:font-weight-complex="bold"/>
    </style:style>
    <style:style style:name="T139" style:family="text">
      <style:text-properties fo:language="en" fo:country="US" fo:font-weight="bold" officeooo:rsid="05be7d77" fo:background-color="#fff200" loext:char-shading-value="0" style:font-weight-asian="bold" style:font-weight-complex="bold"/>
    </style:style>
    <style:style style:name="T140" style:family="text">
      <style:text-properties fo:language="en" fo:country="US" fo:font-weight="bold" officeooo:rsid="0664cae1" fo:background-color="#fff200" loext:char-shading-value="0" style:font-weight-asian="bold" style:font-weight-complex="bold"/>
    </style:style>
    <style:style style:name="T141" style:family="text">
      <style:text-properties fo:language="en" fo:country="US" fo:font-weight="bold" officeooo:rsid="06751036" fo:background-color="#fff200" loext:char-shading-value="0" style:font-weight-asian="bold" style:font-weight-complex="bold"/>
    </style:style>
    <style:style style:name="T142" style:family="text">
      <style:text-properties fo:language="en" fo:country="US" fo:font-weight="bold" officeooo:rsid="067d0158" fo:background-color="#fff200" loext:char-shading-value="0" style:font-weight-asian="bold" style:font-weight-complex="bold"/>
    </style:style>
    <style:style style:name="T143" style:family="text">
      <style:text-properties fo:language="en" fo:country="US" fo:font-weight="bold" officeooo:rsid="068e3a57" fo:background-color="#fff200" loext:char-shading-value="0" style:font-weight-asian="bold" style:font-weight-complex="bold"/>
    </style:style>
    <style:style style:name="T144" style:family="text">
      <style:text-properties fo:language="en" fo:country="US" fo:font-weight="bold" officeooo:rsid="06a86af4" fo:background-color="#fff200" loext:char-shading-value="0" style:font-weight-asian="bold" style:font-weight-complex="bold"/>
    </style:style>
    <style:style style:name="T145" style:family="text">
      <style:text-properties fo:language="en" fo:country="US" fo:font-weight="bold" officeooo:rsid="0100f487" fo:background-color="#dddddd" loext:char-shading-value="0" style:font-weight-asian="bold" style:font-weight-complex="bold"/>
    </style:style>
    <style:style style:name="T146" style:family="text">
      <style:text-properties fo:language="en" fo:country="US" fo:font-weight="bold" officeooo:rsid="02dfed25" fo:background-color="#dddddd" loext:char-shading-value="0" style:font-weight-asian="bold" style:font-weight-complex="bold"/>
    </style:style>
    <style:style style:name="T147" style:family="text">
      <style:text-properties fo:language="en" fo:country="US" fo:font-weight="bold" officeooo:rsid="0661f9f5" fo:background-color="#dddddd" loext:char-shading-value="0" style:font-weight-asian="bold" style:font-weight-complex="bold"/>
    </style:style>
    <style:style style:name="T148" style:family="text">
      <style:text-properties fo:language="en" fo:country="US" fo:font-weight="bold" officeooo:rsid="0666978a" fo:background-color="#dddddd" loext:char-shading-value="0" style:font-weight-asian="bold" style:font-weight-complex="bold"/>
    </style:style>
    <style:style style:name="T149" style:family="text">
      <style:text-properties fo:language="en" fo:country="US" fo:font-weight="bold" officeooo:rsid="06682e7f" fo:background-color="#dddddd" loext:char-shading-value="0" style:font-weight-asian="bold" style:font-weight-complex="bold"/>
    </style:style>
    <style:style style:name="T150" style:family="text">
      <style:text-properties fo:language="en" fo:country="US" fo:font-weight="bold" officeooo:rsid="066d0386" fo:background-color="#dddddd" loext:char-shading-value="0" style:font-weight-asian="bold" style:font-weight-complex="bold"/>
    </style:style>
    <style:style style:name="T151" style:family="text">
      <style:text-properties fo:language="en" fo:country="US" fo:font-weight="bold" officeooo:rsid="0532eefe" fo:background-color="#dddddd" loext:char-shading-value="0" style:font-weight-asian="bold" style:font-weight-complex="bold"/>
    </style:style>
    <style:style style:name="T152" style:family="text">
      <style:text-properties fo:language="en" fo:country="US" fo:font-weight="bold" officeooo:rsid="06a865be" fo:background-color="#dddddd" loext:char-shading-value="0" style:font-weight-asian="bold" style:font-weight-complex="bold"/>
    </style:style>
    <style:style style:name="T153" style:family="text">
      <style:text-properties fo:language="en" fo:country="US" fo:font-weight="bold" fo:background-color="transparent" loext:char-shading-value="0" style:font-weight-asian="bold" style:font-weight-complex="bold"/>
    </style:style>
    <style:style style:name="T154" style:family="text">
      <style:text-properties fo:language="en" fo:country="US" fo:font-weight="bold" officeooo:rsid="05be7d77" fo:background-color="transparent" loext:char-shading-value="0" style:font-weight-asian="bold" style:font-weight-complex="bold"/>
    </style:style>
    <style:style style:name="T155" style:family="text">
      <style:text-properties fo:language="en" fo:country="US" fo:font-weight="bold" officeooo:rsid="00377c68" fo:background-color="transparent" loext:char-shading-value="0" style:font-weight-asian="bold" style:font-weight-complex="bold"/>
    </style:style>
    <style:style style:name="T156" style:family="text">
      <style:text-properties fo:language="en" fo:country="US" fo:font-weight="bold" officeooo:rsid="0472095c" fo:background-color="transparent" loext:char-shading-value="0" style:font-weight-asian="bold" style:font-weight-complex="bold"/>
    </style:style>
    <style:style style:name="T157" style:family="text">
      <style:text-properties fo:language="en" fo:country="US" fo:font-weight="bold" officeooo:rsid="0666345e" fo:background-color="transparent" loext:char-shading-value="0" style:font-weight-asian="bold" style:font-weight-complex="bold"/>
    </style:style>
    <style:style style:name="T158" style:family="text">
      <style:text-properties fo:language="en" fo:country="US" fo:font-weight="bold" officeooo:rsid="0666978a" fo:background-color="transparent" loext:char-shading-value="0" style:font-weight-asian="bold" style:font-weight-complex="bold"/>
    </style:style>
    <style:style style:name="T159" style:family="text">
      <style:text-properties fo:language="en" fo:country="US" fo:font-weight="bold" officeooo:rsid="05b3289d" fo:background-color="transparent" loext:char-shading-value="0" style:font-weight-asian="bold" style:font-weight-complex="bold"/>
    </style:style>
    <style:style style:name="T160" style:family="text">
      <style:text-properties fo:language="en" fo:country="US" fo:font-weight="bold" officeooo:rsid="066b120b" fo:background-color="transparent" loext:char-shading-value="0" style:font-weight-asian="bold" style:font-weight-complex="bold"/>
    </style:style>
    <style:style style:name="T161" style:family="text">
      <style:text-properties fo:language="en" fo:country="US" fo:font-weight="bold" officeooo:rsid="066bd82f" fo:background-color="transparent" loext:char-shading-value="0" style:font-weight-asian="bold" style:font-weight-complex="bold"/>
    </style:style>
    <style:style style:name="T162" style:family="text">
      <style:text-properties fo:language="en" fo:country="US" fo:font-weight="bold" officeooo:rsid="066ee90d" fo:background-color="transparent" loext:char-shading-value="0" style:font-weight-asian="bold" style:font-weight-complex="bold"/>
    </style:style>
    <style:style style:name="T163" style:family="text">
      <style:text-properties fo:language="en" fo:country="US" fo:font-weight="bold" officeooo:rsid="0672c26d" fo:background-color="transparent" loext:char-shading-value="0" style:font-weight-asian="bold" style:font-weight-complex="bold"/>
    </style:style>
    <style:style style:name="T164" style:family="text">
      <style:text-properties fo:language="en" fo:country="US" fo:font-weight="bold" officeooo:rsid="0670e35d" fo:background-color="transparent" loext:char-shading-value="0" style:font-weight-asian="bold" style:font-weight-complex="bold"/>
    </style:style>
    <style:style style:name="T165" style:family="text">
      <style:text-properties fo:language="en" fo:country="US" fo:font-weight="bold" officeooo:rsid="0672ef64" fo:background-color="transparent" loext:char-shading-value="0" style:font-weight-asian="bold" style:font-weight-complex="bold"/>
    </style:style>
    <style:style style:name="T166" style:family="text">
      <style:text-properties fo:language="en" fo:country="US" fo:font-weight="bold" officeooo:rsid="06744c49" fo:background-color="transparent" loext:char-shading-value="0" style:font-weight-asian="bold" style:font-weight-complex="bold"/>
    </style:style>
    <style:style style:name="T167" style:family="text">
      <style:text-properties fo:language="en" fo:country="US" fo:font-weight="bold" officeooo:rsid="0674e765" fo:background-color="transparent" loext:char-shading-value="0" style:font-weight-asian="bold" style:font-weight-complex="bold"/>
    </style:style>
    <style:style style:name="T168" style:family="text">
      <style:text-properties fo:language="en" fo:country="US" fo:font-weight="bold" officeooo:rsid="06751036" fo:background-color="transparent" loext:char-shading-value="0" style:font-weight-asian="bold" style:font-weight-complex="bold"/>
    </style:style>
    <style:style style:name="T169" style:family="text">
      <style:text-properties fo:language="en" fo:country="US" fo:font-weight="bold" officeooo:rsid="0677dbcf" fo:background-color="transparent" loext:char-shading-value="0" style:font-weight-asian="bold" style:font-weight-complex="bold"/>
    </style:style>
    <style:style style:name="T170" style:family="text">
      <style:text-properties fo:language="en" fo:country="US" fo:font-weight="bold" officeooo:rsid="067a25d3" fo:background-color="transparent" loext:char-shading-value="0" style:font-weight-asian="bold" style:font-weight-complex="bold"/>
    </style:style>
    <style:style style:name="T171" style:family="text">
      <style:text-properties fo:language="en" fo:country="US" fo:font-weight="bold" officeooo:rsid="068a46c4" fo:background-color="transparent" loext:char-shading-value="0" style:font-weight-asian="bold" style:font-weight-complex="bold"/>
    </style:style>
    <style:style style:name="T172" style:family="text">
      <style:text-properties fo:language="en" fo:country="US" fo:font-weight="bold" officeooo:rsid="068d51d5" fo:background-color="transparent" loext:char-shading-value="0" style:font-weight-asian="bold" style:font-weight-complex="bold"/>
    </style:style>
    <style:style style:name="T173" style:family="text">
      <style:text-properties fo:language="en" fo:country="US" fo:font-weight="bold" officeooo:rsid="068e3a57" fo:background-color="transparent" loext:char-shading-value="0" style:font-weight-asian="bold" style:font-weight-complex="bold"/>
    </style:style>
    <style:style style:name="T174" style:family="text">
      <style:text-properties fo:language="en" fo:country="US" fo:font-weight="bold" officeooo:rsid="06a86af4" fo:background-color="transparent" loext:char-shading-value="0" style:font-weight-asian="bold" style:font-weight-complex="bold"/>
    </style:style>
    <style:style style:name="T175" style:family="text">
      <style:text-properties fo:language="en" fo:country="US" fo:font-weight="bold" officeooo:rsid="00704232" style:font-weight-asian="bold" style:font-weight-complex="bold"/>
    </style:style>
    <style:style style:name="T176" style:family="text">
      <style:text-properties fo:language="en" fo:country="US" fo:font-weight="bold" officeooo:rsid="00d88c8c" style:font-weight-asian="bold" style:font-weight-complex="bold"/>
    </style:style>
    <style:style style:name="T177" style:family="text">
      <style:text-properties fo:language="en" fo:country="US" fo:font-weight="bold" officeooo:rsid="00136227" style:font-weight-asian="bold" style:font-weight-complex="bold"/>
    </style:style>
    <style:style style:name="T178" style:family="text">
      <style:text-properties fo:language="en" fo:country="US" fo:font-weight="bold" officeooo:rsid="0032ee51" style:font-weight-asian="bold" style:font-weight-complex="bold"/>
    </style:style>
    <style:style style:name="T179" style:family="text">
      <style:text-properties fo:language="en" fo:country="US" fo:font-weight="bold" officeooo:rsid="008ceef7" style:font-weight-asian="bold" style:font-weight-complex="bold"/>
    </style:style>
    <style:style style:name="T180" style:family="text">
      <style:text-properties fo:language="en" fo:country="US" fo:font-weight="bold" officeooo:rsid="010b0b47" style:font-weight-asian="bold" style:font-weight-complex="bold"/>
    </style:style>
    <style:style style:name="T181" style:family="text">
      <style:text-properties fo:language="en" fo:country="US" officeooo:rsid="00bb70dd"/>
    </style:style>
    <style:style style:name="T182" style:family="text">
      <style:text-properties fo:language="en" fo:country="US" officeooo:rsid="00704232"/>
    </style:style>
    <style:style style:name="T183" style:family="text">
      <style:text-properties fo:language="en" fo:country="US" officeooo:rsid="00136227"/>
    </style:style>
    <style:style style:name="T184" style:family="text">
      <style:text-properties fo:color="#999999" loext:opacity="100%" fo:font-weight="bold" officeooo:rsid="001e4eb8" style:font-weight-asian="bold" style:font-weight-complex="bold"/>
    </style:style>
    <style:style style:name="T185" style:family="text">
      <style:text-properties fo:color="#999999" loext:opacity="100%" fo:font-weight="bold" officeooo:rsid="00373dfb" style:font-weight-asian="bold" style:font-weight-complex="bold"/>
    </style:style>
    <style:style style:name="T186" style:family="text">
      <style:text-properties fo:color="#999999" loext:opacity="100%" fo:font-weight="bold" officeooo:rsid="01ebd016" style:font-weight-asian="bold" style:font-weight-complex="bold"/>
    </style:style>
    <style:style style:name="T187" style:family="text">
      <style:text-properties fo:color="#999999" loext:opacity="100%" fo:font-weight="bold" officeooo:rsid="0635d95a" style:font-weight-asian="bold" style:font-weight-complex="bold"/>
    </style:style>
    <style:style style:name="T188" style:family="text">
      <style:text-properties fo:color="#999999" loext:opacity="100%" fo:language="en" fo:country="US" fo:font-style="normal" fo:font-weight="normal" officeooo:rsid="028af2ba" fo:background-color="transparent" loext:char-shading-value="0" style:font-style-asian="normal" style:font-weight-asian="normal" style:font-style-complex="normal" style:font-weight-complex="normal"/>
    </style:style>
    <style:style style:name="T189" style:family="text">
      <style:text-properties fo:color="#999999" loext:opacity="100%" fo:language="en" fo:country="US" fo:font-style="normal" fo:font-weight="normal" officeooo:rsid="03bb9eb9" fo:background-color="transparent" loext:char-shading-value="0" style:font-style-asian="normal" style:font-weight-asian="normal" style:font-style-complex="normal" style:font-weight-complex="normal"/>
    </style:style>
    <style:style style:name="T190" style:family="text">
      <style:text-properties fo:color="#999999" loext:opacity="100%" fo:language="en" fo:country="US" fo:font-style="normal" fo:font-weight="normal" officeooo:rsid="067538c9" fo:background-color="transparent" loext:char-shading-value="0" style:font-style-asian="normal" style:font-weight-asian="normal" style:font-style-complex="normal" style:font-weight-complex="normal"/>
    </style:style>
    <style:style style:name="T191" style:family="text">
      <style:text-properties fo:color="#999999" loext:opacity="100%" fo:language="en" fo:country="US" fo:font-weight="bold" officeooo:rsid="001e4eb8" style:font-weight-asian="bold" style:font-weight-complex="bold"/>
    </style:style>
    <style:style style:name="T192" style:family="text">
      <style:text-properties fo:color="#999999" loext:opacity="100%" fo:language="en" fo:country="US" fo:font-weight="bold" officeooo:rsid="03efad13" style:font-weight-asian="bold" style:font-weight-complex="bold"/>
    </style:style>
    <style:style style:name="T193" style:family="text">
      <style:text-properties fo:color="#999999" loext:opacity="100%" fo:language="en" fo:country="US" fo:font-weight="bold" officeooo:rsid="05cc65ea" style:font-weight-asian="bold" style:font-weight-complex="bold"/>
    </style:style>
    <style:style style:name="T194" style:family="text">
      <style:text-properties fo:color="#999999" loext:opacity="100%" fo:language="en" fo:country="US" fo:font-weight="bold" officeooo:rsid="06751036" style:font-weight-asian="bold" style:font-weight-complex="bold"/>
    </style:style>
    <style:style style:name="T195" style:family="text">
      <style:text-properties officeooo:rsid="06688f69"/>
    </style:style>
    <style:style style:name="T196" style:family="text">
      <style:text-properties fo:font-size="6pt" fo:language="en" fo:country="US" fo:font-style="italic" fo:font-weight="normal" officeooo:rsid="007d3450" fo:background-color="#fff200" loext:char-shading-value="0" style:font-size-asian="6pt" style:font-style-asian="italic" style:font-weight-asian="normal" style:font-size-complex="6pt" style:font-style-complex="italic" style:font-weight-complex="normal"/>
    </style:style>
    <style:style style:name="T197" style:family="text">
      <style:text-properties fo:font-size="4pt" fo:language="en" fo:country="US" fo:font-style="italic" fo:font-weight="bold" officeooo:rsid="0679a53d" fo:background-color="transparent" loext:char-shading-value="0" style:font-size-asian="4pt" style:font-style-asian="italic" style:font-weight-asian="bold" style:font-size-complex="4pt" style:font-style-complex="italic" style:font-weight-complex="bold"/>
    </style:style>
    <style:style style:name="T198" style:family="text">
      <style:text-properties fo:font-style="italic" officeooo:rsid="05de2795" style:font-style-asian="italic" style:font-style-complex="italic"/>
    </style:style>
    <style:style style:name="T199" style:family="text">
      <style:text-properties fo:font-style="italic" fo:font-weight="bold" officeooo:rsid="05de2795" style:font-style-asian="italic" style:font-weight-asian="bold" style:font-style-complex="italic" style:font-weight-complex="bold"/>
    </style:style>
    <style:style style:name="T200" style:family="text">
      <style:text-properties officeooo:rsid="05de2795"/>
    </style:style>
    <style:style style:name="T201" style:family="text">
      <style:text-properties officeooo:rsid="067c160d"/>
    </style:style>
    <style:style style:name="T202" style:family="text">
      <style:text-properties officeooo:rsid="067ddada"/>
    </style:style>
    <style:style style:name="T203" style:family="text">
      <style:text-properties officeooo:rsid="069f35a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### <text:span text:style-name="T1">Intro</text:span> ###</text:p>
      <text:p text:style-name="P15"/>
      <text:p text:style-name="P22"><text:span text:style-name="T183">Here are some </text:span><text:span text:style-name="T132">Java </text:span><text:span text:style-name="T133">IDE</text:span><text:span text:style-name="T177"> </text:span><text:span text:style-name="T176">improvements </text:span><text:span text:style-name="T178">of </text:span><text:span text:style-name="T70">Eclipse </text:span><text:span text:style-name="T134">202</text:span><text:span text:style-name="T136">4</text:span><text:span text:style-name="T134">-</text:span><text:span text:style-name="T135">0</text:span><text:span text:style-name="T138">6</text:span><text:span text:style-name="T68">, </text:span><text:span text:style-name="T53">including</text:span><text:span text:style-name="T176"> </text:span><text:span text:style-name="T69">general</text:span><text:span text:style-name="T71"> </text:span><text:span text:style-name="T68">improvements </text:span><text:span text:style-name="T71">and improvement</text:span><text:span text:style-name="T72">s </text:span><text:span text:style-name="T71">for web development</text:span><text:span text:style-name="T68">, </text:span><text:span text:style-name="T54">improvements </text:span><text:span text:style-name="T53">that have been added </text:span><text:span text:style-name="T145">since the last release in </text:span><text:span text:style-name="T147">March</text:span><text:span text:style-name="T146"> 202</text:span><text:span text:style-name="T147">4</text:span><text:span text:style-name="T145"> </text:span><text:span text:style-name="T53">three months </text:span><text:span text:style-name="T55">ago</text:span><text:span text:style-name="T56">.</text:span></text:p>
      <text:p text:style-name="P7"/>
      <text:p text:style-name="P8"/>
      <text:p text:style-name="P10"><text:span text:style-name="T184">### </text:span><text:span text:style-name="T185">J</text:span><text:span text:style-name="T186">ava</text:span><text:span text:style-name="T187"> </text:span><text:span text:style-name="T184">###</text:span></text:p>
      <text:p text:style-name="P13"/>
      <text:p text:style-name="P24"><text:span text:style-name="T14">Eclipse 202</text:span><text:span text:style-name="T50">4</text:span><text:span text:style-name="T14">-</text:span><text:span text:style-name="T50">06</text:span><text:span text:style-name="T14"> </text:span><text:span text:style-name="T25">is </text:span><text:span text:style-name="T130">shipped with Java 21</text:span><text:span text:style-name="T14">, </text:span><text:span text:style-name="T5">the </text:span><text:span text:style-name="T4">latest</text:span><text:span text:style-name="T5"> Java </text:span><text:span text:style-name="T6">version</text:span><text:span text:style-name="T5"> </text:span><text:span text:style-name="T7">for which</text:span><text:span text:style-name="T5"> </text:span><text:span text:style-name="T4">long-term support</text:span><text:span text:style-name="T5"> is provided.</text:span></text:p>
      <text:p text:style-name="P27">Internally, Eclipse <text:span text:style-name="T195">now</text:span> requires <text:span text:style-name="T2">Java 21</text:span> or higher <text:span text:style-name="T2">to run</text:span>, but <text:span text:style-name="T195">independent of that, you can still use older versions of Java such as Java 8 and even much older versions in your projects.</text:span></text:p>
      <text:p text:style-name="P24"><text:span text:style-name="T14"/></text:p>
      <text:p text:style-name="P25"><text:span text:style-name="T130">Java </text:span><text:span text:style-name="T139">2</text:span><text:span text:style-name="T140">2</text:span><text:span text:style-name="T130"> support</text:span><text:span text:style-name="T19"> i</text:span><text:span text:style-name="T20">s</text:span><text:span text:style-name="T19"> now </text:span><text:span text:style-name="T130">built-in</text:span><text:span text:style-name="T19">.</text:span></text:p>
      <text:p text:style-name="P26"><text:span text:style-name="T53">When </text:span><text:span text:style-name="T57">you create</text:span><text:span text:style-name="T53"> a </text:span><text:span text:style-name="T145">new Java project</text:span><text:span text:style-name="T53">,</text:span><text:span text:style-name="T21"> you can </text:span><text:span text:style-name="T158">choose</text:span><text:span text:style-name="T21"> </text:span><text:span text:style-name="T22">which</text:span><text:span text:style-name="T21"> JRE </text:span><text:span text:style-name="T22">to</text:span><text:span text:style-name="T15"> use </text:span><text:span text:style-name="T21">from a </text:span><text:span text:style-name="T156">l</text:span><text:span text:style-name="T155">ist </text:span><text:span text:style-name="T23">of</text:span><text:span text:style-name="T21"> </text:span><text:span text:style-name="T155">all Java versions </text:span><text:span text:style-name="T23">that </text:span><text:span text:style-name="T24">now </text:span><text:span text:style-name="T23">goes up to</text:span><text:span text:style-name="T21"> </text:span><text:span text:style-name="T155">Java </text:span><text:span text:style-name="T154">2</text:span><text:span text:style-name="T157">2</text:span><text:span text:style-name="T21"> </text:span><text:span text:style-name="T148"><text:s/>– </text:span><text:span text:style-name="T152">hang on -</text:span><text:span text:style-name="T148"> 23?!</text:span><text:span text:style-name="T57"> </text:span><text:span text:style-name="T58">Java 23 is </text:span><text:span text:style-name="T149">mistakenly</text:span><text:span text:style-name="T58"> included </text:span><text:span text:style-name="T65">here</text:span><text:span text:style-name="T58">; it will be released in September and is </text:span><text:span text:style-name="T149">not yet supported</text:span><text:span text:style-name="T58">. </text:span><text:span text:style-name="T66">T</text:span><text:span text:style-name="T58">he </text:span><text:span text:style-name="T149">latest supported version</text:span><text:span text:style-name="T58"> in this Eclipse release is </text:span><text:span text:style-name="T65">actually </text:span><text:span text:style-name="T149">Java 22</text:span><text:span text:style-name="T58">.</text:span></text:p>
      <text:p text:style-name="P26"><text:span text:style-name="T58"/></text:p>
      <text:p text:style-name="P25"><text:span text:style-name="T125">When choosing</text:span><text:span text:style-name="T118"> Java 2</text:span><text:span text:style-name="T120">2,</text:span><text:span text:style-name="T118"> </text:span><text:span text:style-name="T16">make sure that a </text:span><text:span text:style-name="T154">Java </text:span><text:span text:style-name="T118">2</text:span><text:span text:style-name="T120">2</text:span><text:span text:style-name="T118"> JDK</text:span><text:span text:style-name="T13"> </text:span><text:span text:style-name="T17">i</text:span><text:span text:style-name="T13">s installed and configured in</text:span><text:span text:style-name="T18"> the </text:span><text:span text:style-name="T119">preferences</text:span><text:span text:style-name="T96"> </text:span><text:span text:style-name="T188">[…</text:span><text:span text:style-name="T189">] </text:span><text:span text:style-name="T74">Java</text:span><text:span text:style-name="T96"> </text:span><text:span text:style-name="T188">[…</text:span><text:span text:style-name="T189">]</text:span><text:span text:style-name="T95"> </text:span><text:span text:style-name="T75">Installed JREs</text:span><text:span text:style-name="T18">.</text:span></text:p>
      <text:p text:style-name="P24"><text:span text:style-name="T14"/></text:p>
      <text:p text:style-name="P43"><text:span text:style-name="T159">Java 22</text:span><text:span text:style-name="T14"> provides, </text:span><text:span text:style-name="T51">next to</text:span><text:span text:style-name="T43"> preview features,</text:span><text:span text:style-name="T14"> </text:span><text:span text:style-name="T159">on</text:span><text:span text:style-name="T171">e final </text:span><text:span text:style-name="T159">Java language feature</text:span><text:span text:style-name="T14">: </text:span><text:span text:style-name="T130">unnamed variables and patterns</text:span><text:span text:style-name="T14">.</text:span></text:p>
      <text:p text:style-name="P28"><text:span text:style-name="T14">A</text:span><text:span text:style-name="T10">n unnamed variable or pattern is an </text:span><text:span text:style-name="T153">underscore</text:span><text:span text:style-name="T10"> that can be used in one of the following </text:span><text:span text:style-name="T153">four </text:span><text:span text:style-name="T171">places</text:span><text:span text:style-name="T10">:</text:span></text:p>
      <text:list text:style-name="L1">
        <text:list-item>
          <text:p text:style-name="P49"><text:span text:style-name="T26">as an </text:span><text:span text:style-name="T160">lambda parameter</text:span><text:span text:style-name="T26"> that is not used,</text:span><text:span text:style-name="T96"> </text:span><text:span text:style-name="T188">[…</text:span><text:span text:style-name="T189">]</text:span></text:p>
        </text:list-item>
        <text:list-item>
          <text:p text:style-name="P51"><text:span text:style-name="T10">in a </text:span><text:span text:style-name="T73">try-catch</text:span><text:span text:style-name="T10">, for a</text:span><text:span text:style-name="T43">n</text:span><text:span text:style-name="T10"> </text:span><text:span text:style-name="T153">exception</text:span><text:span text:style-name="T10"> parameter </text:span><text:span text:style-name="T43">not used in the </text:span><text:span text:style-name="T88">catch</text:span><text:span text:style-name="T43"> block</text:span><text:span text:style-name="T10">,</text:span><text:span text:style-name="T96"> </text:span><text:span text:style-name="T188">[…</text:span><text:span text:style-name="T189">]</text:span></text:p>
        </text:list-item>
        <text:list-item>
          <text:p text:style-name="P50"><text:span text:style-name="T27">as an unnamed </text:span><text:span text:style-name="T161">pattern</text:span><text:span text:style-name="T27"> parameter, </text:span><text:span text:style-name="T58">as </text:span><text:span text:style-name="T64">in this example</text:span><text:span text:style-name="T58">, to match an unused </text:span><text:span text:style-name="T149">record parameter</text:span><text:span text:style-name="T26">,</text:span><text:span text:style-name="T96"> </text:span><text:span text:style-name="T188">[…</text:span><text:span text:style-name="T189">]</text:span></text:p>
        </text:list-item>
        <text:list-item>
          <text:p text:style-name="P50"><text:span text:style-name="T27">or </text:span><text:span text:style-name="T26">as an unused </text:span><text:span text:style-name="T160">local variable</text:span><text:span text:style-name="T26">, for example in a </text:span><text:span text:style-name="T89">for-each</text:span><text:span text:style-name="T26"> loop.</text:span></text:p>
        </text:list-item>
      </text:list>
      <text:p text:style-name="P29"><text:span text:style-name="T58">In contrast,</text:span><text:span text:style-name="T27"> a</text:span><text:span text:style-name="T26">n </text:span><text:span text:style-name="T160">underscore</text:span><text:span text:style-name="T26"> can </text:span><text:span text:style-name="T160">not</text:span><text:span text:style-name="T26"> be used </text:span><text:span text:style-name="T160">as a method parameter</text:span><text:span text:style-name="T26">, </text:span><text:span text:style-name="T58">at least not yet, in Java 22.</text:span></text:p>
      <text:p text:style-name="P28"><text:span text:style-name="T10"/></text:p>
      <text:p text:style-name="P30"><text:span text:style-name="T59">Apart from</text:span><text:span text:style-name="T60"> </text:span><text:span text:style-name="T61">the </text:span><text:span text:style-name="T60">Java </text:span><text:span text:style-name="T62">2</text:span><text:span text:style-name="T63">2</text:span><text:span text:style-name="T60"> support, there are</text:span><text:span text:style-name="T151"> </text:span><text:span text:style-name="T150">a couple of </text:span><text:span text:style-name="T63">new </text:span><text:span text:style-name="T67">or</text:span><text:span text:style-name="T63"> improved </text:span><text:span text:style-name="T150">quick assists</text:span><text:span text:style-name="T63">, </text:span><text:span text:style-name="T150">quick fixes</text:span><text:span text:style-name="T60"> </text:span><text:span text:style-name="T63">and </text:span><text:span text:style-name="T150">refactor functions</text:span><text:span text:style-name="T63"> </text:span><text:span text:style-name="T62">that can be used</text:span><text:span text:style-name="T63"> </text:span><text:span text:style-name="T62">in </text:span><text:span text:style-name="T63">other Java</text:span><text:span text:style-name="T62"> versions </text:span><text:span text:style-name="T63">too</text:span><text:span text:style-name="T60">.</text:span></text:p>
      <text:p text:style-name="P24"><text:span text:style-name="T14"/></text:p>
      <text:p text:style-name="P47"><text:span text:style-name="T28">You can </text:span><text:span text:style-name="T162">split</text:span><text:span text:style-name="T28"> a</text:span><text:span text:style-name="T14"> </text:span><text:span text:style-name="T76">try</text:span><text:span text:style-name="T28"> with </text:span><text:span text:style-name="T162">multiple resources</text:span><text:span text:style-name="T28"> into </text:span><text:span text:style-name="T162">nested</text:span><text:span text:style-name="T28"> </text:span><text:span text:style-name="T84">try-with-resources</text:span><text:span text:style-name="T97"> </text:span><text:span text:style-name="T98">using a </text:span><text:span text:style-name="T121">new quick assist</text:span><text:span text:style-name="T98"> as follows: Place the cursor on the </text:span><text:span text:style-name="T121">resource</text:span><text:span text:style-name="T98"> that </text:span><text:span text:style-name="T97">you want to be</text:span><text:span text:style-name="T98"> the </text:span><text:span text:style-name="T121">first</text:span><text:span text:style-name="T98"> resource of the </text:span><text:span text:style-name="T121">nested</text:span><text:span text:style-name="T98"> </text:span><text:span text:style-name="T84">try-with-resources</text:span><text:span text:style-name="T98">, hit </text:span><text:span text:style-name="T130">Ctrl+1</text:span><text:span text:style-name="T98"> and choose the new quick assist </text:span><text:span text:style-name="T82">Split try resource expressions into inner try-with-resources</text:span><text:span text:style-name="T97">. </text:span><text:span text:style-name="T112">Voilà, the </text:span><text:span text:style-name="T91">try-with-resources</text:span><text:span text:style-name="T112"> has been split </text:span><text:span text:style-name="T113">into two nested </text:span><text:span text:style-name="T91">try-with-resources</text:span><text:span text:style-name="T112"> </text:span><text:span text:style-name="T113">statements</text:span><text:span text:style-name="T112">.</text:span></text:p>
      <text:p text:style-name="P31"><text:span text:style-name="T14"/></text:p>
      <text:p text:style-name="P36"><text:span text:style-name="T32">Another</text:span><text:span text:style-name="T29"> </text:span><text:span text:style-name="T163">new quick assist </text:span><text:span text:style-name="T32">is</text:span><text:span text:style-name="T29"> </text:span><text:span text:style-name="T82">Extract anonymous class declaration to local</text:span><text:span text:style-name="T14">, </text:span><text:span text:style-name="T32">which is</text:span><text:span text:style-name="T29"> provided inside anonymous classes to extract </text:span><text:span text:style-name="T32">the </text:span><text:span text:style-name="T29">anonymous class into a local variable.</text:span></text:p>
      <text:p text:style-name="P32"><text:span text:style-name="T10"/></text:p>
      <text:p text:style-name="P33"><text:span text:style-name="T30">The </text:span><text:span text:style-name="T164">quick assist</text:span><text:span text:style-name="T163">s</text:span><text:span text:style-name="T30"> </text:span><text:span text:style-name="T82">Use 'MessageFormat' for string concatenation</text:span><text:span text:style-name="T14"> </text:span><text:span text:style-name="T29">and </text:span><text:span text:style-name="T82">Use 'String</text:span><text:span text:style-name="T196">.</text:span><text:span text:style-name="T82">format' for string concatenation</text:span><text:span text:style-name="T29"> have been </text:span><text:span text:style-name="T163">improved</text:span><text:span text:style-name="T29"> </text:span><text:span text:style-name="T14">for </text:span><text:span text:style-name="T159">multi-line</text:span><text:span text:style-name="T14"> concatenation</text:span><text:span text:style-name="T31">s</text:span><text:span text:style-name="T14"> to use a </text:span><text:span text:style-name="T159">text block</text:span><text:span text:style-name="T14"> </text:span><text:span text:style-name="T63">in Java 15 or higher.</text:span></text:p>
      <text:p text:style-name="P31"><text:span text:style-name="T14"/></text:p>
      <text:p text:style-name="P35"><text:span text:style-name="T14">T</text:span><text:span text:style-name="T31">he </text:span><text:span text:style-name="T77">Encapsulate Field</text:span><text:span text:style-name="T14"> </text:span><text:span text:style-name="T31">refactor function </text:span><text:span text:style-name="T63">for a </text:span><text:span text:style-name="T150">single</text:span><text:span text:style-name="T63"> field</text:span><text:span text:style-name="T44"> </text:span><text:span text:style-name="T31">has been </text:span><text:span text:style-name="T165">extended</text:span><text:span text:style-name="T31"> to </text:span><text:span text:style-name="T82">Encapsulate Field</text:span><text:span text:style-name="T93">s</text:span><text:span text:style-name="T14"> </text:span><text:span text:style-name="T31">so that it can be used </text:span><text:span text:style-name="T44">also</text:span><text:span text:style-name="T31"> </text:span><text:span text:style-name="T165">for multiple fields</text:span><text:span text:style-name="T31">. </text:span><text:span text:style-name="T62">That’s nice, isn’t it?</text:span></text:p>
      <text:p text:style-name="P34"><text:span text:style-name="T31"/></text:p>
      <text:p text:style-name="P45"><text:span text:style-name="T31">A</text:span><text:span text:style-name="T33">nd by the way, the </text:span><text:span text:style-name="T166">menu</text:span><text:span text:style-name="T33"> that is displayed when </text:span><text:span text:style-name="T34">you</text:span><text:span text:style-name="T33"> – </text:span><text:span text:style-name="T63">while holding down</text:span><text:span text:style-name="T33"> </text:span><text:span text:style-name="T166">Ctrl</text:span><text:span text:style-name="T33"> – </text:span><text:span text:style-name="T166">hover</text:span><text:span text:style-name="T33"> a class, record or enum type, </text:span><text:span text:style-name="T34">now </text:span><text:span text:style-name="T33">provides </text:span><text:span text:style-name="T82">Open Call Hierarchy</text:span><text:span text:style-name="T33"> to get the call hierarchy </text:span><text:span text:style-name="T34">for</text:span><text:span text:style-name="T33"> the constructors of the hovered type.</text:span></text:p>
      <text:p text:style-name="P45"><text:span text:style-name="T31"/></text:p>
      <text:p text:style-name="P48"><text:span text:style-name="T31">T</text:span><text:span text:style-name="T34">he </text:span><text:span text:style-name="T82">Remove overridden assignment</text:span><text:span text:style-name="T34"> </text:span><text:span text:style-name="T167">clean-up</text:span><text:span text:style-name="T34"> has been </text:span><text:span text:style-name="T167">improved</text:span><text:span text:style-name="T34"> as well. </text:span><text:span text:style-name="T35">When enabled in the </text:span><text:span text:style-name="T77">Unnecessary Code</text:span><text:span text:style-name="T14"> </text:span><text:span text:style-name="T35">tab,</text:span><text:span text:style-name="T96"> </text:span><text:span text:style-name="T188">[…</text:span><text:span text:style-name="T189">]</text:span><text:span text:style-name="T35"> the </text:span><text:span text:style-name="T78">Remove overridden assignment</text:span><text:span text:style-name="T35"> clean-up also </text:span><text:span text:style-name="T159">join</text:span><text:span text:style-name="T168">s</text:span><text:span text:style-name="T14"> a </text:span><text:span text:style-name="T159">variable declaration</text:span><text:span text:style-name="T14"> that is </text:span><text:span text:style-name="T159">immediately followed by</text:span><text:span text:style-name="T14"> an </text:span><text:span text:style-name="T159">assignment</text:span><text:span text:style-name="T14">.</text:span></text:p>
      <text:p text:style-name="P48"><text:span text:style-name="T14"/></text:p>
      <text:p text:style-name="P48"><text:span text:style-name="T31">A</text:span><text:span text:style-name="T47">nd in the </text:span><text:span text:style-name="T172">Javadoc hover</text:span><text:span text:style-name="T47">s, the </text:span><text:span text:style-name="T130">type parameters</text:span><text:span text:style-name="T14"> </text:span><text:span text:style-name="T47">are </text:span><text:span text:style-name="T46">now</text:span><text:span text:style-name="T47"> </text:span><text:span text:style-name="T130">colored</text:span><text:span text:style-name="T47"> separately </text:span><text:span text:style-name="T46">and </text:span><text:span text:style-name="T130">formatt</text:span><text:span text:style-name="T143">ed</text:span><text:span text:style-name="T46"> more nicely, </text:span><text:span text:style-name="T62">aren't they?</text:span><text:span text:style-name="T47"> The </text:span><text:span text:style-name="T14">coloring </text:span><text:span text:style-name="T46">and formatting </text:span><text:span text:style-name="T14">can be </text:span><text:span text:style-name="T159">disabled</text:span><text:span text:style-name="T14"> </text:span><text:span text:style-name="T46">together </text:span><text:span text:style-name="T14">or </text:span><text:span text:style-name="T46">the </text:span><text:span text:style-name="T14">colo</text:span><text:span text:style-name="T14">ring </text:span><text:span text:style-name="T159">configured</text:span><text:span text:style-name="T14"> </text:span><text:span text:style-name="T159">via</text:span><text:span text:style-name="T14"> </text:span><text:span text:style-name="T47">the </text:span><text:span text:style-name="T159">new button</text:span><text:span text:style-name="T14"> on the bottom right of the hover</text:span><text:span text:style-name="T46">.</text:span><text:span text:style-name="T96"> </text:span><text:span text:style-name="T188">[…</text:span><text:span text:style-name="T189">]</text:span><text:span text:style-name="T46"> </text:span><text:span text:style-name="T48">The same applies also to</text:span><text:span text:style-name="T46"> the </text:span><text:span text:style-name="T173">Javadoc view</text:span><text:span text:style-name="T46">, </text:span><text:span text:style-name="T48">where</text:span><text:span text:style-name="T46"> the button </text:span><text:span text:style-name="T48">is</text:span><text:span text:style-name="T46"> at the </text:span><text:span text:style-name="T173">top right</text:span><text:span text:style-name="T46">, </text:span><text:span text:style-name="T62">in the view toolbar.</text:span></text:p>
      <text:p text:style-name="P46"><text:span text:style-name="T14"/></text:p>
      <text:p text:style-name="P2"/>
      <text:p text:style-name="P21"><text:span text:style-name="T191">### </text:span><text:span text:style-name="T193">General</text:span><text:span text:style-name="T192"> </text:span><text:span text:style-name="T191">###</text:span></text:p>
      <text:p text:style-name="P12"/>
      <text:p text:style-name="P24"><text:span text:style-name="T107">Apart from these Java-specific improvements, there a</text:span><text:span text:style-name="T108">re</text:span><text:span text:style-name="T107"> general </text:span><text:span text:style-name="T114">platform improvement</text:span><text:span text:style-name="T115">s</text:span><text:span text:style-name="T107"> </text:span><text:span text:style-name="T108">as well</text:span><text:span text:style-name="T107">.</text:span></text:p>
      <text:p text:style-name="P4"/>
      <text:p text:style-name="P44"><text:span text:style-name="T36">The Eclipse Java IDE now offers </text:span><text:span text:style-name="T45">built-in</text:span><text:span text:style-name="T36"> </text:span><text:span text:style-name="T169">syntax highlighting</text:span><text:span text:style-name="T36"> for </text:span><text:span text:style-name="T169">more than 60</text:span><text:span text:style-name="T36"> languages and formats, </text:span><text:span text:style-name="T58">thanks to the </text:span><text:span text:style-name="T82">TextMate Language Pack</text:span><text:span text:style-name="T36">. </text:span><text:span text:style-name="T169">Out-of-the-box</text:span><text:span text:style-name="T36"> </text:span><text:span text:style-name="T38">s</text:span><text:span text:style-name="T37">yntax highlighting for </text:span><text:span text:style-name="T79">Windows batch</text:span><text:span text:style-name="T37"> files,</text:span><text:span text:style-name="T96"> </text:span><text:span text:style-name="T188">[…</text:span><text:span text:style-name="T189">]</text:span><text:span text:style-name="T35"> </text:span><text:span text:style-name="T37">for </text:span><text:span text:style-name="T79">Docker</text:span><text:span text:style-name="T37"> files,</text:span><text:span text:style-name="T96"> </text:span><text:span text:style-name="T188">[…</text:span><text:span text:style-name="T189">]</text:span><text:span text:style-name="T37"> for languages such as </text:span><text:span text:style-name="T79">Go</text:span><text:span text:style-name="T96"> </text:span><text:span text:style-name="T188">[…</text:span><text:span text:style-name="T189">]</text:span><text:span text:style-name="T85"> </text:span><text:span text:style-name="T37">and </text:span><text:span text:style-name="T79">Groovy</text:span><text:span text:style-name="T37">,</text:span><text:span text:style-name="T96"> </text:span><text:span text:style-name="T188">[…</text:span><text:span text:style-name="T189">]</text:span><text:span text:style-name="T37"> which also </text:span><text:span text:style-name="T38">covers</text:span><text:span text:style-name="T37"> </text:span><text:span text:style-name="T79">Jenkins</text:span><text:span text:style-name="T197"> </text:span><text:span text:style-name="T79">file</text:span><text:span text:style-name="T37">s,</text:span><text:span text:style-name="T96"> </text:span><text:span text:style-name="T188">[…</text:span><text:span text:style-name="T189">]</text:span><text:span text:style-name="T35"> and for a lot more.</text:span></text:p>
      <text:p text:style-name="P4"/>
      <text:p text:style-name="P38"><text:span text:style-name="T38">And all </text:span><text:span text:style-name="T170">th</text:span><text:span text:style-name="T174">e</text:span><text:span text:style-name="T170">se </text:span><text:span text:style-name="T130">syntax highlighting</text:span><text:span text:style-name="T170">s</text:span><text:span text:style-name="T38"> </text:span><text:span text:style-name="T107">from the </text:span><text:span text:style-name="T92">TextMate Language Pack</text:span><text:span text:style-name="T49"> </text:span><text:span text:style-name="T38">are also applied in the </text:span><text:span text:style-name="T82">Compare Editor</text:span><text:span text:style-name="T38">, </text:span><text:span text:style-name="T111">which makes differences</text:span><text:span text:style-name="T107"> easier to read, doesn't it?</text:span></text:p>
      <text:p text:style-name="P4"/>
      <text:p text:style-name="P4"/>
      <text:p text:style-name="P37"><text:span text:style-name="T191">### </text:span><text:span text:style-name="T194">Web</text:span><text:span text:style-name="T192"> </text:span><text:span text:style-name="T191">###</text:span></text:p>
      <text:p text:style-name="P14"/>
      <text:p text:style-name="P11"><text:span text:style-name="T200">Support for the </text:span><text:span text:style-name="T3">latest web technologies</text:span><text:span text:style-name="T203"> is</text:span><text:span text:style-name="T201"> </text:span><text:span text:style-name="T202">built </text:span><text:span text:style-name="T200">in</text:span><text:span text:style-name="T202">to</text:span><text:span text:style-name="T200"> the </text:span><text:span text:style-name="T198">Eclipse </text:span><text:span text:style-name="T199">IDE</text:span><text:span text:style-name="T198"> for </text:span><text:span text:style-name="T199">Enterprise Java</text:span><text:span text:style-name="T198"> and </text:span><text:span text:style-name="T199">Web Developers</text:span><text:span text:style-name="T200">, or can be obtained in other IDE packages by installing </text:span><text:span text:style-name="T198">Eclipse </text:span><text:span text:style-name="T199">Wild Web Developer</text:span><text:span text:style-name="T200"> as done here.</text:span></text:p>
      <text:p text:style-name="P6"/>
      <text:p text:style-name="P39"><text:span text:style-name="T130">TypeScript</text:span><text:span text:style-name="T14"> </text:span><text:span text:style-name="T39">is supported up to </text:span><text:span text:style-name="T40">version </text:span><text:span text:style-name="T130">5.</text:span><text:span text:style-name="T142">4</text:span><text:span text:style-name="T41"> </text:span><text:span text:style-name="T52">now,</text:span><text:span text:style-name="T41"> </text:span><text:span text:style-name="T109">which for instance introduces the new </text:span><text:span text:style-name="T83">NoInfer</text:span><text:span text:style-name="T116"> utility type</text:span><text:span text:style-name="T109"> prevent</text:span><text:span text:style-name="T110">ing</text:span><text:span text:style-name="T109"> type arguments being inferred from </text:span><text:span text:style-name="T110">them.</text:span></text:p>
      <text:p text:style-name="P39"><text:span text:style-name="T42"/></text:p>
      <text:p text:style-name="P40"><text:span text:style-name="T102">Both, the</text:span><text:span text:style-name="T94"> </text:span><text:span text:style-name="T81">JavaS</text:span><text:span text:style-name="T73">c</text:span><text:span text:style-name="T81">ript</text:span><text:span text:style-name="T99"> </text:span><text:span text:style-name="T94">and </text:span><text:span text:style-name="T81">TypeScript</text:span><text:span text:style-name="T99"> </text:span><text:span text:style-name="T100">tooling</text:span><text:span text:style-name="T94"> ha</text:span><text:span text:style-name="T105">v</text:span><text:span text:style-name="T106">e</text:span><text:span text:style-name="T94"> been </text:span><text:span text:style-name="T117">improved</text:span><text:span text:style-name="T99"> </text:span><text:span text:style-name="T188">[…</text:span><text:span text:style-name="T189">]</text:span></text:p>
      <text:list text:style-name="L2">
        <text:list-item>
          <text:p text:style-name="P52"><text:span text:style-name="T100">with</text:span><text:span text:style-name="T101"> a </text:span><text:span text:style-name="T122">new check</text:span><text:span text:style-name="T101"> </text:span><text:span text:style-name="T99">for super property accesses on instance fields</text:span><text:span text:style-name="T101">,</text:span><text:span text:style-name="T99"> </text:span><text:span text:style-name="T188">[…</text:span><text:span text:style-name="T189">]</text:span></text:p>
        </text:list-item>
        <text:list-item>
          <text:p text:style-name="P54"><text:span text:style-name="T128">n</text:span><text:span text:style-name="T127">o </text:span><text:span text:style-name="T129">more </text:span><text:span text:style-name="T127">error</text:span><text:span text:style-name="T101"> </text:span><text:span text:style-name="T102">here </text:span><text:span text:style-name="T101">for something that cannot happen</text:span><text:span text:style-name="T99"> </text:span><text:span text:style-name="T188">[…</text:span><text:span text:style-name="T189">]</text:span></text:p>
        </text:list-item>
        <text:list-item>
          <text:p text:style-name="P53"><text:span text:style-name="T101">and </text:span><text:span text:style-name="T104">the</text:span><text:span text:style-name="T100"> </text:span><text:span text:style-name="T123">new</text:span><text:span text:style-name="T101"> </text:span><text:span text:style-name="T86">“Add missing parameters”</text:span><text:span text:style-name="T101"> </text:span><text:span text:style-name="T104">and </text:span><text:span text:style-name="T86">“Add </text:span><text:span text:style-name="T90">optional</text:span><text:span text:style-name="T86"> parameters”</text:span><text:span text:style-name="T101"> </text:span><text:span text:style-name="T122">q</text:span><text:span text:style-name="T124">uick fix</text:span><text:span text:style-name="T126">es</text:span><text:span text:style-name="T99">.</text:span></text:p>
        </text:list-item>
      </text:list>
      <text:p text:style-name="P41"><text:span text:style-name="T99"/></text:p>
      <text:p text:style-name="P42"><text:span text:style-name="T109">And by the way,</text:span><text:span text:style-name="T100"> in </text:span><text:span text:style-name="T95">the </text:span><text:span text:style-name="T119">preferences</text:span><text:span text:style-name="T96"> </text:span><text:span text:style-name="T188">[…</text:span><text:span text:style-name="T189">]</text:span><text:span text:style-name="T190"> </text:span><text:span text:style-name="T80">General</text:span><text:span text:style-name="T99"> </text:span><text:span text:style-name="T188">[…</text:span><text:span text:style-name="T189">]</text:span><text:span text:style-name="T95"> </text:span><text:span text:style-name="T80">Editors</text:span><text:span text:style-name="T99"> </text:span><text:span text:style-name="T188">[…</text:span><text:span text:style-name="T189">]</text:span><text:span text:style-name="T95"> </text:span><text:span text:style-name="T80">Text Editors</text:span><text:span text:style-name="T99"> </text:span><text:span text:style-name="T188">[…</text:span><text:span text:style-name="T189">]</text:span><text:span text:style-name="T95"> </text:span><text:span text:style-name="T80">Generic Text Editors</text:span><text:span text:style-name="T95">,</text:span><text:span text:style-name="T100"> the </text:span><text:span text:style-name="T123">auto activation</text:span><text:span text:style-name="T100"> of the content assist can be disabled</text:span><text:span text:style-name="T103"> for </text:span><text:span text:style-name="T87">JavaScript</text:span><text:span text:style-name="T103">, </text:span><text:span text:style-name="T87">TypeScript</text:span><text:span text:style-name="T103"> and for other languages that are featured by the Generic Text Editor.</text:span></text:p>
      <text:p text:style-name="P5"/>
      <text:p text:style-name="P3"/>
      <text:p text:style-name="P17">### Outro ###</text:p>
      <text:p text:style-name="P16"/>
      <text:p text:style-name="P23"><text:span text:style-name="T182">These were some of the </text:span><text:span text:style-name="T179">Java </text:span><text:span text:style-name="T180">IDE</text:span><text:span text:style-name="T182"> improvements </text:span><text:span text:style-name="T181">of the </text:span><text:span text:style-name="T175">quarterly </text:span><text:span text:style-name="T11">Rolling</text:span><text:span text:style-name="T12"> Release </text:span><text:span text:style-name="T141">June</text:span><text:span text:style-name="T131"> 202</text:span><text:span text:style-name="T137">4</text:span><text:span text:style-name="T182">.</text:span></text:p>
      <text:p text:style-name="P1"/>
      <text:p text:style-name="P9"><text:span text:style-name="T8">Thank</text:span><text:span text:style-name="T9">s</text:span><text:span text:style-name="T8"> for watching and happy coding!</text:span></text:p>
      <text:p text:style-name="P20">___</text:p>
      <text:p text:style-name="P19">Pronunciations:</text:p>
      <text:list text:style-name="L3">
        <text:list-item>
          <text:p text:style-name="P55">Git <text:tab/>/ɡɪt/</text:p>
        </text:list-item>
        <text:list-item>
          <text:p text:style-name="P55">YAML <text:tab/>/ˈjæməl/</text:p>
        </text:list-item>
        <text:list-item>
          <text:p text:style-name="P55">Vue.js <text:tab/>"view" J 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2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Definition_20_Term" style:display-name="Definition Term" style:family="paragraph" style:parent-style-name="Standard" style:default-outline-level=""/>
    <style:style style:name="Definition_20_List" style:display-name="Definition List" style:family="paragraph" style:parent-style-name="Standard" style:default-outline-level="">
      <style:paragraph-properties fo:margin-left="0.635cm" fo:margin-right="0cm" fo:text-indent="0cm" style:auto-text-indent="false"/>
    </style:style>
    <style:style style:name="H1" style:family="paragraph" style:parent-style-name="Standard" style:default-outline-level="2" style:list-style-name="">
      <style:paragraph-properties fo:margin-top="0.176cm" fo:margin-bottom="0.176cm" style:contextual-spacing="false" fo:keep-with-next="always"/>
      <style:text-properties fo:font-size="24pt" fo:font-weight="bold" style:letter-kerning="true" style:font-size-asian="24pt" style:font-weight-asian="bold"/>
    </style:style>
    <style:style style:name="H2" style:family="paragraph" style:parent-style-name="Standard" style:default-outline-level="3" style:list-style-name="">
      <style:paragraph-properties fo:margin-top="0.176cm" fo:margin-bottom="0.176cm" style:contextual-spacing="false" fo:keep-with-next="always"/>
      <style:text-properties fo:font-size="18pt" fo:font-weight="bold" style:font-size-asian="18pt" style:font-weight-asian="bold"/>
    </style:style>
    <style:style style:name="H3" style:family="paragraph" style:parent-style-name="Standard" style:default-outline-level="4" style:list-style-name="">
      <style:paragraph-properties fo:margin-top="0.176cm" fo:margin-bottom="0.176cm" style:contextual-spacing="false" fo:keep-with-next="always"/>
      <style:text-properties fo:font-size="14pt" fo:font-weight="bold" style:font-size-asian="14pt" style:font-weight-asian="bold"/>
    </style:style>
    <style:style style:name="H4" style:family="paragraph" style:parent-style-name="Standard" style:default-outline-level="5" style:list-style-name="">
      <style:paragraph-properties fo:margin-top="0.176cm" fo:margin-bottom="0.176cm" style:contextual-spacing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default-outline-level="6" style:list-style-name="">
      <style:paragraph-properties fo:margin-top="0.176cm" fo:margin-bottom="0.176cm" style:contextual-spacing="false" fo:keep-with-next="always"/>
      <style:text-properties fo:font-size="10pt" fo:font-weight="bold" style:font-size-asian="10pt" style:font-weight-asian="bold"/>
    </style:style>
    <style:style style:name="H6" style:family="paragraph" style:parent-style-name="Standard" style:default-outline-level="7" style:list-style-name="">
      <style:paragraph-properties fo:margin-top="0.176cm" fo:margin-bottom="0.176cm" style:contextual-spacing="false" fo:keep-with-next="always"/>
      <style:text-properties fo:font-size="8pt" fo:font-weight="bold" style:font-size-asian="8pt" style:font-weight-asian="bold"/>
    </style:style>
    <style:style style:name="Address" style:family="paragraph" style:parent-style-name="Standard" style:default-outline-level="">
      <style:text-properties fo:font-style="italic" style:font-style-asian="italic"/>
    </style:style>
    <style:style style:name="Blockquote" style:family="paragraph" style:parent-style-name="Standard" style:default-outline-level="">
      <style:paragraph-properties fo:margin-left="0.635cm" fo:margin-right="0.635cm" fo:margin-top="0.176cm" fo:margin-bottom="0.176cm" style:contextual-spacing="false" fo:text-indent="0cm" style:auto-text-indent="false"/>
    </style:style>
    <style:style style:name="Preformatted" style:family="paragraph" style:parent-style-name="Standard" style:default-outline-level="">
      <style:paragraph-properties fo:margin-top="0cm" fo:margin-bottom="0cm" style:contextual-spacing="false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roman" style:font-pitch="variable" fo:font-size="10pt" style:font-size-asian="10pt"/>
    </style:style>
    <style:style style:name="z-Bottom_20_of_20_Form" style:display-name="z-Bottom of Form" style:family="paragraph" style:default-outline-level="">
      <style:paragraph-properties fo:text-align="center" style:justify-single-word="false" style:border-line-width-top="0.009cm 0.009cm 0.009cm" fo:padding="0cm" fo:border-left="none" fo:border-right="none" fo:border-top="0.74pt double #000000" fo:border-bottom="none"/>
      <style:text-properties style:font-name="Arial" fo:font-family="Arial" style:font-family-generic="roman" style:font-pitch="variable" fo:font-size="8pt" style:font-name-asian="Arial2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z-Top_20_of_20_Form" style:display-name="z-Top of Form" style:family="paragraph" style:default-outline-level="">
      <style:paragraph-properties fo:text-align="center" style:justify-single-word="false" style:border-line-width-bottom="0.009cm 0.009cm 0.009cm" fo:padding="0cm" fo:border-left="none" fo:border-right="none" fo:border-top="none" fo:border-bottom="0.74pt double #000000"/>
      <style:text-properties style:font-name="Arial" fo:font-family="Arial" style:font-family-generic="roman" style:font-pitch="variable" fo:font-size="8pt" style:font-name-asian="Arial2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Standard_20__28_WW_29_" style:display-name="Standard (WW)" style:family="paragraph">
      <style:paragraph-properties fo:margin-top="0.176cm" fo:margin-bottom="0.176cm" style:contextual-spacing="false"/>
      <style:text-properties style:font-name="Times New Roman" fo:font-family="'Times New Roman'" style:font-family-generic="roman" style:font-pitch="variable" fo:font-size="12pt" style:font-name-asian="Arial2" style:font-family-asian="Arial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CITE" style:family="text">
      <style:text-properties fo:font-style="italic" style:font-style-asian="italic"/>
    </style:style>
    <style:style style:name="CODE" style:family="text">
      <style:text-properties style:font-name="Courier New" fo:font-family="'Courier New'" style:font-family-generic="roman" style:font-pitch="variable" fo:font-size="10pt" style:font-size-asian="10pt"/>
    </style:style>
    <style:style style:name="Keyboard" style:family="text">
      <style:text-properties style:font-name="Courier New" fo:font-family="'Courier New'" style:font-family-generic="roman" style:font-pitch="variable" fo:font-size="10pt" fo:font-weight="bold" style:font-size-asian="10pt" style:font-weight-asian="bold"/>
    </style:style>
    <style:style style:name="Sample" style:family="text">
      <style:text-properties style:font-name="Courier New" fo:font-family="'Courier New'" style:font-family-generic="roman" style:font-pitch="variable"/>
    </style:style>
    <style:style style:name="Strong" style:family="text">
      <style:text-properties fo:font-weight="bold" style:font-weight-asian="bold"/>
    </style:style>
    <style:style style:name="Typewriter" style:family="text">
      <style:text-properties style:font-name="Courier New" fo:font-family="'Courier New'" style:font-family-generic="roman" style:font-pitch="variable" fo:font-size="10pt" style:font-size-asian="10pt"/>
    </style:style>
    <style:style style:name="HTML_20_Markup" style:display-name="HTML Markup" style:family="text">
      <style:text-properties fo:color="#ff0000" loext:opacity="100%" text:display="none"/>
    </style:style>
    <style:style style:name="Comment" style:family="text">
      <style:text-properties text:display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6-14T08:46:58.207000000</meta:creation-date>
    <dc:date>2024-06-09T15:23:05.935000000</dc:date>
    <meta:editing-duration>P7DT8H11M42S</meta:editing-duration>
    <meta:editing-cycles>954</meta:editing-cycles>
    <meta:generator>LibreOffice/24.2.3.2$Windows_X86_64 LibreOffice_project/433d9c2ded56988e8a90e6b2e771ee4e6a5ab2ba</meta:generator>
    <meta:document-statistic meta:table-count="0" meta:image-count="0" meta:object-count="0" meta:page-count="1" meta:paragraph-count="43" meta:word-count="884" meta:character-count="5205" meta:non-whitespace-character-count="4367"/>
    <meta:user-defined meta:name="DocumentEncoding">utf-8</meta:user-defined>
    <meta:user-defined meta:name="HTML" meta:value-type="boolean">true</meta:user-defined>
  </office:meta>
</office:document-meta>
</file>